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margin-top="0.0209in" fo:margin-bottom="0.0417in" fo:line-height="150%" fo:text-align="justify" style:justify-single-word="false" fo:text-indent="0in" style:auto-text-indent="false"/>
      <style:text-properties style:font-name="Droid Sans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Courier 10 Pitch" fo:font-size="10pt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Courier 10 Pitch" fo:font-size="10pt" style:font-size-asian="10pt" style:font-size-complex="10pt"/>
    </style:style>
    <style:style style:name="P7" style:family="paragraph" style:parent-style-name="Standard">
      <style:text-properties style:font-name="Courier 10 Pitch" fo:font-size="10pt" style:font-size-asian="10pt" style:font-size-complex="10pt"/>
    </style:style>
    <style:style style:name="P8" style:family="paragraph" style:parent-style-name="Standard">
      <style:text-properties style:font-name="Droid San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Courier 10 Pitch" fo:font-size="10pt" style:font-size-asian="10pt" style:font-size-complex="10pt"/>
    </style:style>
    <style:style style:name="P10" style:family="paragraph" style:parent-style-name="Standard">
      <style:paragraph-properties fo:break-before="page"/>
      <style:text-properties style:font-name="Droid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Droid Sans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5</text:p>
      <text:p text:style-name="P2">IMPLEMENTATION</text:p>
      <text:p text:style-name="P2"/>
      <text:p text:style-name="P3">5.1<text:tab/>Announcer module</text:p>
      <text:p text:style-name="P3"><text:tab/>5.1.1<text:tab/>Announcer</text:p>
      <text:p text:style-name="P3"><text:tab/>5.1.2<text:tab/>UDP Manager</text:p>
      <text:p text:style-name="P3">5.2<text:tab/>Peer Management module</text:p>
      <text:p text:style-name="P3"><text:tab/>5.2.1<text:tab/>Peer Manager</text:p>
      <text:p text:style-name="P3"><text:tab/>5.2.2<text:tab/>Peers Model</text:p>
      <text:p text:style-name="P3">5.3<text:tab/>Message Dispatcher module</text:p>
      <text:p text:style-name="P3">5.4<text:tab/>Transfers module</text:p>
      <text:p text:style-name="P3"><text:tab/>5.4.1<text:tab/>File Server</text:p>
      <text:p text:style-name="P3"><text:tab/>5.4.2<text:tab/>Abstract Transfer</text:p>
      <text:p text:style-name="P3"><text:tab/><text:tab/>5.4.2.1<text:tab/>Incoming Transfers</text:p>
      <text:p text:style-name="P3"><text:tab/><text:tab/>5.4.2.2<text:tab/>Outgoing Transfers</text:p>
      <text:p text:style-name="P3"><text:tab/>5.4.3<text:tab/>Transfer Manager</text:p>
      <text:p text:style-name="P3"><text:tab/>5.4.4<text:tab/>Transfer Threads</text:p>
      <text:p text:style-name="P3"><text:tab/><text:tab/>5.4.4.1<text:tab/>Incoming Transfer Thread</text:p>
      <text:p text:style-name="P3"><text:tab/><text:tab/>5.4.4.2<text:tab/>Outgoing Transfer Thread</text:p>
      <text:p text:style-name="P3">5.5<text:tab/>Indexing and Search module</text:p>
      <text:p text:style-name="P3"><text:tab/>5.5.1<text:tab/>File Searcher (Indexer)</text:p>
      <text:p text:style-name="P3"><text:tab/>5.5.2<text:tab/>File Search Thread</text:p>
      <text:p text:style-name="P3">5.6<text:tab/>XML Module</text:p>
      <text:p text:style-name="P3"><text:tab/>5.6.1<text:tab/>Abstract XML Parser</text:p>
      <text:p text:style-name="P3"><text:tab/>5.6.2<text:tab/>Announce XML Parser</text:p>
      <text:p text:style-name="P3"><text:tab/>5.6.3<text:tab/>Message XML Parser</text:p>
      <text:p text:style-name="P3"><text:tab/>5.6.4<text:tab/>Transfer XML Parser</text:p>
      <text:p text:style-name="P3"><text:tab/>5.6.5<text:tab/>Peer Status XML Parser</text:p>
      <text:p text:style-name="P3"><text:tab/>5.6.6<text:tab/>Search XML Parser</text:p>
      <text:p text:style-name="P3"><text:tab/>5.6.7<text:tab/>Transfer Status XML Parser</text:p>
      <text:p text:style-name="P3">5.7<text:tab/>GUI Modules</text:p>
      <text:p text:style-name="P3"><text:tab/>5.7.1<text:tab/>Peer Dialog</text:p>
      <text:p text:style-name="P3"><text:tab/>5.7.2<text:tab/>Transfer Widget</text:p>
      <text:p text:style-name="P3"><text:tab/>5.7.3<text:tab/>Notification Item Widget</text:p>
      <text:p text:style-name="P13">5.1 Announcer Module</text:p>
      <text:p text:style-name="P2">5.1.1 Announcer</text:p>
      <text:p text:style-name="P4">This class processes user name announces, peer status, search, additional broadcasts.</text:p>
      <text:p text:style-name="P5">void <text:span text:style-name="T1">Announcer::processDatagram</text:span> (const QByteArray&amp; datagram, const QHostAddress&amp; host, quint16 port)</text:p>
      <text:p text:style-name="P5">{</text:p>
      <text:p text:style-name="P5"><text:s text:c="4"/>AnnounceXmlParser announceParser;</text:p>
      <text:p text:style-name="P5"><text:s text:c="4"/>PeerStatusXmlParser statusParser;</text:p>
      <text:p text:style-name="P5"><text:s text:c="4"/>TransferStatusXmlParser transferStatusParser;</text:p>
      <text:p text:style-name="P5"><text:s text:c="4"/>SearchXmlParser searchParser;</text:p>
      <text:p text:style-name="P5"><text:s text:c="4"/>QString xml (datagram);</text:p>
      <text:p text:style-name="P5"><text:s text:c="4"/>AnnounceXmlData *announceData = static_cast&lt;AnnounceXmlData*&gt;(announceParser.parseXml(xml));</text:p>
      <text:p text:style-name="P5"/>
      <text:p text:style-name="P5"><text:s text:c="4"/>if (announceData-&gt;type == AnnounceXmlData::Announce) {</text:p>
      <text:p text:style-name="P5"><text:s text:c="8"/>Peer peer (announceData-&gt;senderName, host);</text:p>
      <text:p text:style-name="P5"><text:s text:c="8"/>emit gotAnnounce (peer);</text:p>
      <text:p text:style-name="P5"><text:s text:c="8"/>delete announceData;</text:p>
      <text:p text:style-name="P5"><text:s text:c="4"/>} else {</text:p>
      <text:p text:style-name="P5"><text:s text:c="8"/>PeerStatusXmlData *statusData = static_cast&lt;PeerStatusXmlData*&gt;(statusParser.parseXml(xml));</text:p>
      <text:p text:style-name="P5"><text:s text:c="8"/>if (statusData-&gt;type == PeerStatusXmlData::PeerStatus) {</text:p>
      <text:p text:style-name="P5"><text:s text:c="12"/>if (statusData-&gt;isTyping) {</text:p>
      <text:p text:style-name="P5"><text:s text:c="16"/>emit peerTyping (host);</text:p>
      <text:p text:style-name="P5"><text:s text:c="12"/>}</text:p>
      <text:p text:style-name="P5"><text:s text:c="8"/>delete statusData;</text:p>
      <text:p text:style-name="P5"><text:s text:c="8"/>} else {</text:p>
      <text:p text:style-name="P5"><text:s text:c="12"/>TransferStatusXmlData *transferStatusData = static_cast&lt;TransferStatusXmlData*&gt;(transferStatusParser.parseXml(xml));</text:p>
      <text:p text:style-name="P5"><text:s text:c="12"/>if (transferStatusData-&gt;type == TransferStatusXmlData::TransferStatus) {</text:p>
      <text:p text:style-name="P5"><text:s text:c="16"/>emit gotProgress(host, transferStatusData-&gt;id, transferStatusData-&gt;bytesDone,transferStatusData-&gt;total, transferStatusData-&gt;speed);</text:p>
      <text:p text:style-name="P5"><text:s text:c="16"/>delete transferStatusData;</text:p>
      <text:p text:style-name="P5"><text:s text:c="12"/>} else {</text:p>
      <text:p text:style-name="P5"><text:s text:c="16"/>SearchXmlData *searchXmlData = static_cast&lt;SearchXmlData*&gt;(searchParser.parseXml(xml));</text:p>
      <text:p text:style-name="P5"><text:s text:c="16"/>if (searchXmlData-&gt;type == SearchXmlData::Search) {</text:p>
      <text:p text:style-name="P5"><text:s text:c="20"/>if (!UdpManager::instance()-&gt;isLocalHostIp(host)) {</text:p>
      <text:p text:style-name="P5"><text:s text:c="24"/>emit gotSearchRequest(searchXmlData-&gt;pattern, host);</text:p>
      <text:p text:style-name="P5"><text:s text:c="20"/>}</text:p>
      <text:p text:style-name="P5"><text:s text:c="16"/>}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5"/>
      <text:p text:style-name="P10">5.1.2 UDP Manager</text:p>
      <text:p text:style-name="P5"/>
      <text:p text:style-name="P8">Handles UDP Datagrams</text:p>
      <text:p text:style-name="P5"/>
      <text:p text:style-name="P5">void <text:span text:style-name="T1">UdpManager::readBroadcast</text:span>()</text:p>
      <text:p text:style-name="P5">{</text:p>
      <text:p text:style-name="P5"><text:s text:c="4"/>//Get the datagrams until socket is empty</text:p>
      <text:p text:style-name="P5"><text:s text:c="4"/>while (m_broadcastSocket.hasPendingDatagrams()) {</text:p>
      <text:p text:style-name="P5"><text:s text:c="8"/>QHostAddress senderIp;</text:p>
      <text:p text:style-name="P5"><text:s text:c="8"/>quint16 senderPort;</text:p>
      <text:p text:style-name="P5"><text:s text:c="8"/>QByteArray datagram;</text:p>
      <text:p text:style-name="P5"><text:s text:c="8"/>datagram.resize (m_broadcastSocket.pendingDatagramSize());</text:p>
      <text:p text:style-name="P5"/>
      <text:p text:style-name="P5"><text:s text:c="8"/>if (m_broadcastSocket.readDatagram (datagram.data(), datagram.size(),</text:p>
      <text:p text:style-name="P5"><text:s text:c="44"/>&amp;senderIp, &amp;senderPort) == -1) {</text:p>
      <text:p text:style-name="P5"><text:s text:c="12"/>continue;</text:p>
      <text:p text:style-name="P5"><text:s text:c="8"/>}</text:p>
      <text:p text:style-name="P5"><text:s text:c="8"/>emit gotDatagram(datagram, senderIp, senderPort);</text:p>
      <text:p text:style-name="P5"><text:s text:c="4"/>}</text:p>
      <text:p text:style-name="P5">}</text:p>
      <text:p text:style-name="P5"/>
      <text:p text:style-name="P5">void <text:span text:style-name="T1">UdpManager::sendBroadcast</text:span> (const QByteArray&amp; datagram)</text:p>
      <text:p text:style-name="P5">{</text:p>
      <text:p text:style-name="P5"><text:s text:c="4"/>bool validBroadcastAddresses = true;</text:p>
      <text:p text:style-name="P5"><text:s text:c="4"/>foreach (QHostAddress address, m_broadcastAddresses + m_additionalBroadcastAddresses) {</text:p>
      <text:p text:style-name="P5"><text:s text:c="8"/>if (m_broadcastSocket.writeDatagram (datagram, address,</text:p>
      <text:p text:style-name="P5"><text:s text:c="45"/>s_broadcastPort) == -1)</text:p>
      <text:p text:style-name="P5"><text:s text:c="12"/>validBroadcastAddresses = false;</text:p>
      <text:p text:style-name="P5"><text:s text:c="4"/>}</text:p>
      <text:p text:style-name="P5"/>
      <text:p text:style-name="P5"><text:s text:c="4"/>if (!validBroadcastAddresses)</text:p>
      <text:p text:style-name="P5"><text:s text:c="8"/>updateAddresses();</text:p>
      <text:p text:style-name="P5">}</text:p>
      <text:p text:style-name="P5"/>
      <text:p text:style-name="P5">void <text:span text:style-name="T1">UdpManager::sendDatagram</text:span> (const QByteArray &amp;datagram, const QHostAddress &amp;host)</text:p>
      <text:p text:style-name="P5">{</text:p>
      <text:p text:style-name="P5"><text:s text:c="4"/>QHostAddress address(host);</text:p>
      <text:p text:style-name="P5"><text:s text:c="4"/>m_broadcastSocket.writeDatagram(datagram, address, s_broadcastPort);</text:p>
      <text:p text:style-name="P5">}</text:p>
      <text:p text:style-name="P10">5.2 Peer Management Module</text:p>
      <text:p text:style-name="P8">5.2.1 Peer Manager</text:p>
      <text:p text:style-name="P5"/>
      <text:p text:style-name="P5">PeerManager::PeerManager() : m_peersModel(new PeersModel(this))</text:p>
      <text:p text:style-name="P5">{</text:p>
      <text:p text:style-name="P5"><text:s text:c="4"/>connect(m_peersModel, SIGNAL(rowsInserted(const QModelIndex&amp;, int, int)),</text:p>
      <text:p text:style-name="P5"><text:s text:c="12"/>SLOT(peerAddedInModel(QModelIndex,int,int)));</text:p>
      <text:p text:style-name="P5"><text:s text:c="4"/>connect(m_peersModel, SIGNAL(rowsAboutToBeRemoved(const QModelIndex&amp;, int, int)),</text:p>
      <text:p text:style-name="P5"><text:s text:c="12"/>SLOT(peerRemovedInModel(QModelIndex,int,int)));</text:p>
      <text:p text:style-name="P5">}</text:p>
      <text:p text:style-name="P5"/>
      <text:p text:style-name="P5">PeersModel* PeerManager::peersModel()</text:p>
      <text:p text:style-name="P5">{</text:p>
      <text:p text:style-name="P5"><text:s text:c="4"/>return m_peersModel;</text:p>
      <text:p text:style-name="P5">}</text:p>
      <text:p text:style-name="P5"/>
      <text:p text:style-name="P5">void PeerManager::peerAddedInModel (const QModelIndex&amp; index, int start, int finish)</text:p>
      <text:p text:style-name="P5">{</text:p>
      <text:p text:style-name="P5"><text:s text:c="4"/>emit peerAdded(ipFromIndex(m_peersModel-&gt;index(start)));</text:p>
      <text:p text:style-name="P5">}</text:p>
      <text:p text:style-name="P5"/>
      <text:p text:style-name="P5">void PeerManager::peerRemovedInModel (const QModelIndex&amp; index, int start, int finish)</text:p>
      <text:p text:style-name="P5">{</text:p>
      <text:p text:style-name="P5"><text:s text:c="4"/>emit peerRemoved(ipFromIndex(m_peersModel-&gt;index(start)));</text:p>
      <text:p text:style-name="P5">}</text:p>
      <text:p text:style-name="P5"/>
      <text:p text:style-name="P5">QHostAddress PeerManager::ipFromIndex(const QModelIndex&amp; index)</text:p>
      <text:p text:style-name="P5">{</text:p>
      <text:p text:style-name="P5"><text:s text:c="4"/>return QHostAddress(m_peersModel-&gt;data(index, PeersModel::ipAddressRole).toString());</text:p>
      <text:p text:style-name="P5">}</text:p>
      <text:p text:style-name="P5"/>
      <text:p text:style-name="P5">QString PeerManager::nameFromIndex(const QModelIndex&amp; index)</text:p>
      <text:p text:style-name="P5">{</text:p>
      <text:p text:style-name="P5"><text:s text:c="4"/>return m_peersModel-&gt;data(index).toString();</text:p>
      <text:p text:style-name="P5">}</text:p>
      <text:p text:style-name="P5"/>
      <text:p text:style-name="P5">QString PeerManager::nameFromIp(const QHostAddress&amp; address)</text:p>
      <text:p text:style-name="P5">{</text:p>
      <text:p text:style-name="P5"><text:s text:c="4"/>return m_peersModel-&gt;peerNameForIp(address);</text:p>
      <text:p text:style-name="P5">}</text:p>
      <text:p text:style-name="P6">5.2.2 Peers Model</text:p>
      <text:p text:style-name="P5"/>
      <text:p text:style-name="P5">Model containing peer list data.</text:p>
      <text:p text:style-name="P5"/>
      <text:p text:style-name="P5">void PeersModel::addNewPeer (Peer peer)</text:p>
      <text:p text:style-name="P5">{</text:p>
      <text:p text:style-name="P5"><text:s text:c="4"/>if (m_peerAddresses.contains (peer.ipAddress())) {</text:p>
      <text:p text:style-name="P5"><text:s text:c="8"/>m_ages[peer.ipAddress()] = 0;</text:p>
      <text:p text:style-name="P5"><text:s text:c="8"/>if (m_peers[peer.ipAddress()].name() != peer.name()) {</text:p>
      <text:p text:style-name="P5"><text:s text:c="12"/>Peer &amp;existingPeer = m_peers[peer.ipAddress()];</text:p>
      <text:p text:style-name="P5"><text:s text:c="12"/>existingPeer.setName(peer.name());</text:p>
      <text:p text:style-name="P5"><text:s text:c="12"/>emit dataChanged(createIndex(m_peerAddresses.indexOf(peer.ipAddress()), 0),</text:p>
      <text:p text:style-name="P5"><text:s text:c="24"/>createIndex(m_peerAddresses.indexOf(peer.ipAddress()), 0));</text:p>
      <text:p text:style-name="P5"><text:s text:c="8"/>}</text:p>
      <text:p text:style-name="P5"><text:s text:c="8"/>return;</text:p>
      <text:p text:style-name="P5"><text:s text:c="4"/>}</text:p>
      <text:p text:style-name="P5"/>
      <text:p text:style-name="P5"><text:s text:c="4"/>int row = rowCount();</text:p>
      <text:p text:style-name="P5"/>
      <text:p text:style-name="P5"><text:s text:c="4"/>beginInsertRows (QModelIndex(), row, row);</text:p>
      <text:p text:style-name="P5"/>
      <text:p text:style-name="P5"><text:s text:c="4"/>m_peerAddresses.append(peer.ipAddress());</text:p>
      <text:p text:style-name="P5"><text:s text:c="4"/>m_peers[peer.ipAddress() ] = peer;</text:p>
      <text:p text:style-name="P5"><text:s text:c="4"/>m_ages[peer.ipAddress()] = 0;</text:p>
      <text:p text:style-name="P5"><text:s text:c="4"/>kaDebug("Adding " + peer.name() + peer.ipAddress().toString() + " at "</text:p>
      <text:p text:style-name="P5"><text:s text:c="8"/>+ QString::number(m_peerAddresses.indexOf(peer.ipAddress())));</text:p>
      <text:p text:style-name="P5"><text:s text:c="4"/>endInsertRows();</text:p>
      <text:p text:style-name="P5">}</text:p>
      <text:p text:style-name="P5"/>
      <text:p text:style-name="P5">void PeersModel::checkStatus()</text:p>
      <text:p text:style-name="P5">{</text:p>
      <text:p text:style-name="P5"><text:s text:c="4"/>QList&lt;QHostAddress&gt; addressesToRemove;</text:p>
      <text:p text:style-name="P5"/>
      <text:p text:style-name="P5"><text:s text:c="4"/>foreach (QHostAddress host, m_peerAddresses) {</text:p>
      <text:p text:style-name="P5"><text:s text:c="8"/>m_ages[host]++;</text:p>
      <text:p text:style-name="P5"><text:s text:c="8"/>if (m_ages[host] &gt; peerAnnounceTimeout) {</text:p>
      <text:p text:style-name="P5"><text:s text:c="12"/>addressesToRemove.append(host);</text:p>
      <text:p text:style-name="P5"><text:s text:c="8"/>}</text:p>
      <text:p text:style-name="P5"><text:s text:c="4"/>}</text:p>
      <text:p text:style-name="P5"/>
      <text:p text:style-name="P5"><text:s text:c="4"/>foreach (QHostAddress address, addressesToRemove) {</text:p>
      <text:p text:style-name="P5"><text:s text:c="8"/>int row = m_peerAddresses.indexOf(address);</text:p>
      <text:p text:style-name="P5"><text:s text:c="8"/>beginRemoveRows(QModelIndex(), row, row);</text:p>
      <text:p text:style-name="P5"><text:s text:c="8"/>kaDebug("Removing " + address.toString());</text:p>
      <text:p text:style-name="P5"><text:s text:c="8"/>m_peers.remove(address);</text:p>
      <text:p text:style-name="P5"><text:s text:c="8"/>m_peerAddresses.removeAll(address);</text:p>
      <text:p text:style-name="P5"><text:s text:c="8"/>endRemoveRows();</text:p>
      <text:p text:style-name="P5"><text:s text:c="4"/>}</text:p>
      <text:p text:style-name="P5">}</text:p>
      <text:p text:style-name="P5"/>
      <text:p text:style-name="P5">void PeersModel::timerEvent(QTimerEvent* event)</text:p>
      <text:p text:style-name="P5">{</text:p>
      <text:p text:style-name="P5"><text:s text:c="4"/>checkStatus();</text:p>
      <text:p text:style-name="P5">}</text:p>
      <text:p text:style-name="P6">5.3 Message Dispatcher Module</text:p>
      <text:p text:style-name="P5"/>
      <text:p text:style-name="P5">Handles sending and notifies reception of messages.</text:p>
      <text:p text:style-name="P5"/>
      <text:p text:style-name="P5">void MessageDispatcher::newMessage (QString message, QHostAddress peerAddress)</text:p>
      <text:p text:style-name="P5">{</text:p>
      <text:p text:style-name="P5"><text:s text:c="4"/>//Try parsing as Message</text:p>
      <text:p text:style-name="P5"><text:s text:c="4"/>MessageXmlParser parser;</text:p>
      <text:p text:style-name="P5"><text:s text:c="4"/>MessageXmlData *data = static_cast&lt;MessageXmlData*&gt;(parser.parseXml(message));</text:p>
      <text:p text:style-name="P5"/>
      <text:p text:style-name="P5"><text:s text:c="4"/>if (data-&gt;type == AbstractXmlData::Message) {</text:p>
      <text:p text:style-name="P5"><text:s text:c="8"/>emit gotNewMessage (data-&gt;message, peerAddress);</text:p>
      <text:p text:style-name="P5"><text:s text:c="4"/>} else {</text:p>
      <text:p text:style-name="P5"><text:s text:c="8"/>gotNewTransfer(message, peerAddress);</text:p>
      <text:p text:style-name="P5"><text:s text:c="4"/>}</text:p>
      <text:p text:style-name="P5">}</text:p>
      <text:p text:style-name="P5"/>
      <text:p text:style-name="P5">void MessageDispatcher::sendNewMessage (QString message, QHostAddress peerAddress)</text:p>
      <text:p text:style-name="P5">{</text:p>
      <text:p text:style-name="P5"><text:s text:c="4"/>MessageXmlData data;</text:p>
      <text:p text:style-name="P5"><text:s text:c="4"/>MessageXmlParser parser;</text:p>
      <text:p text:style-name="P5"><text:s text:c="4"/>data.type = AbstractXmlData::Message;</text:p>
      <text:p text:style-name="P5"><text:s text:c="4"/>data.message = message;</text:p>
      <text:p text:style-name="P5"><text:s text:c="4"/>MessageSenderThread *thread = new MessageSenderThread (parser.composeXml(&amp;data), peerAddress);</text:p>
      <text:p text:style-name="P5"><text:s text:c="4"/>thread-&gt;start();</text:p>
      <text:p text:style-name="P5">}</text:p>
      <text:p text:style-name="P6">5.4 Transfers Module</text:p>
      <text:p text:style-name="P5">5.4.1 File Server</text:p>
      <text:p text:style-name="P5"/>
      <text:p text:style-name="P5">void FileServer::incomingConnection (int handle)</text:p>
      <text:p text:style-name="P5">{</text:p>
      <text:p text:style-name="P5"><text:s text:c="4"/>FileServerThread *thread = new FileServerThread(handle);</text:p>
      <text:p text:style-name="P5"><text:s text:c="4"/>thread-&gt;start();</text:p>
      <text:p text:style-name="P5">}</text:p>
      <text:p text:style-name="P5"/>
      <text:p text:style-name="P5">5.4.2 Abstract Transfer</text:p>
      <text:p text:style-name="P5"/>
      <text:p text:style-name="P5">class Transfer : public QObject</text:p>
      <text:p text:style-name="P5"><text:s text:c="4"/>{</text:p>
      <text:p text:style-name="P5"><text:s text:c="12"/>Q_OBJECT</text:p>
      <text:p text:style-name="P5"/>
      <text:p text:style-name="P5"><text:s text:c="8"/>public:</text:p>
      <text:p text:style-name="P5"><text:s text:c="12"/>enum TransferType { Incoming, Outgoing };</text:p>
      <text:p text:style-name="P5"><text:s text:c="12"/>enum TransferState { Waiting, PreparingList, Connecting, Transferring, Done };</text:p>
      <text:p text:style-name="P5"><text:s text:c="12"/>explicit Transfer (QList&lt;TransferFile&gt; files, quint64 totalSize, quint64 numFiles, quint64 numDirs,</text:p>
      <text:p text:style-name="P5"><text:s text:c="31"/>QHostAddress peer, bool isSearchReponse = false, QObject* parent = 0);</text:p>
      <text:p text:style-name="P5"/>
      <text:p text:style-name="P5"><text:s text:c="12"/>virtual void start() = 0;</text:p>
      <text:p text:style-name="P5"><text:tab/><text:tab/>virtual void stop() = 0;</text:p>
      <text:p text:style-name="P5"/>
      <text:p text:style-name="P5"><text:s text:c="12"/>virtual TransferType type() = 0;</text:p>
      <text:p text:style-name="P5"><text:s text:c="12"/>QHostAddress peerAddress();</text:p>
      <text:p text:style-name="P5"><text:s text:c="12"/>bool isSearchResponse() const;</text:p>
      <text:p text:style-name="P5"><text:s text:c="12"/>void setIsSearchResponse(bool isSearchResponse);</text:p>
      <text:p text:style-name="P5"><text:s text:c="12"/>QStringList itemNames() const;</text:p>
      <text:p text:style-name="P5"><text:s text:c="12"/>void setItemNames(const QStringList &amp;list);</text:p>
      <text:p text:style-name="P5"/>
      <text:p text:style-name="P5"><text:s text:c="8"/>protected:</text:p>
      <text:p text:style-name="P5"><text:s text:c="12"/>//Details about the transfer</text:p>
      <text:p text:style-name="P5"><text:s text:c="12"/>QHostAddress m_peerAddress;</text:p>
      <text:p text:style-name="P5"><text:s text:c="12"/>TransferType m_type;</text:p>
      <text:p text:style-name="P5"><text:s text:c="12"/>TransferState m_state;</text:p>
      <text:p text:style-name="P5"><text:s text:c="12"/>quint64 m_totalSize;</text:p>
      <text:p text:style-name="P5"><text:s text:c="12"/>quint64 m_numFiles;</text:p>
      <text:p text:style-name="P5"><text:s text:c="12"/>quint64 m_numDirs;</text:p>
      <text:p text:style-name="P5"><text:s text:c="12"/>quint64 m_sizeDone;</text:p>
      <text:p text:style-name="P5"><text:s text:c="12"/>quint64 m_filesDone;</text:p>
      <text:p text:style-name="P5"><text:s text:c="12"/>bool m_isSearchResponse;</text:p>
      <text:p text:style-name="P5"><text:s text:c="12"/>QList&lt;TransferFile&gt; m_files;</text:p>
      <text:p text:style-name="P5"><text:s text:c="12"/>TransferFile m_currentFile;</text:p>
      <text:p text:style-name="P5"><text:s text:c="12"/>TransferThread *m_thread;</text:p>
      <text:p text:style-name="P5"><text:s text:c="12"/>QList&lt;TransferFile&gt;::iterator m_filesIterator;</text:p>
      <text:p text:style-name="P5"><text:s text:c="12"/>QString m_id;</text:p>
      <text:p text:style-name="P5"><text:s text:c="12"/>QStringList m_items;</text:p>
      <text:p text:style-name="P5"/>
      <text:p text:style-name="P5"><text:s text:c="8"/>signals:</text:p>
      <text:p text:style-name="P5"><text:s text:c="12"/>void progress (quint64 done, quint64 total, quint32 speed);</text:p>
      <text:p text:style-name="P5"><text:s text:c="12"/>void done();</text:p>
      <text:p text:style-name="P5"><text:s text:c="12"/>void canceled();</text:p>
      <text:p text:style-name="P5"><text:s text:c="4"/>};</text:p>
      <text:p text:style-name="P5"/>
      <text:p text:style-name="P6">5.4.2.1 Incoming Transfer</text:p>
      <text:p text:style-name="P5"/>
      <text:p text:style-name="P5">void IncomingTransfer::start()</text:p>
      <text:p text:style-name="P5">{</text:p>
      <text:p text:style-name="P5"><text:s text:c="4"/>if (m_destinationDir.isEmpty()) {</text:p>
      <text:p text:style-name="P5"><text:s text:c="8"/>emit needDestinationDir();</text:p>
      <text:p text:style-name="P5"><text:s text:c="4"/>} else {</text:p>
      <text:p text:style-name="P5"><text:s text:c="8"/>m_filesIterator = m_files.begin();</text:p>
      <text:p text:style-name="P5"><text:s text:c="8"/>startNextFile();</text:p>
      <text:p text:style-name="P5"><text:s text:c="4"/>}</text:p>
      <text:p text:style-name="P5">}</text:p>
      <text:p text:style-name="P5"/>
      <text:p text:style-name="P5">void IncomingTransfer::startNextFile()</text:p>
      <text:p text:style-name="P5">{</text:p>
      <text:p text:style-name="P5"><text:s text:c="4"/>QDir destinationDir(m_destinationDir);</text:p>
      <text:p text:style-name="P5"><text:s text:c="4"/>m_thread = new IncomingTransferThread (m_peerAddress, m_filesIterator-&gt;id,</text:p>
      <text:p text:style-name="P5"><text:s text:c="43"/>destinationDir.absoluteFilePath(m_filesIterator-&gt;path),</text:p>
      <text:p text:style-name="P5"><text:s text:c="43"/>m_filesIterator-&gt;size, this);</text:p>
      <text:p text:style-name="P5"><text:s text:c="4"/>connect (m_thread, SIGNAL (done ()), SLOT (currentFileFinished()));</text:p>
      <text:p text:style-name="P5"><text:s text:c="4"/>connect (m_thread, SIGNAL (progress (quint64, quint64)), SLOT (reportProgress (quint64, quint64)));</text:p>
      <text:p text:style-name="P5"><text:s text:c="4"/>m_thread-&gt;start();</text:p>
      <text:p text:style-name="P5">}</text:p>
      <text:p text:style-name="P5"/>
      <text:p text:style-name="P5">void IncomingTransfer::currentFileFinished()</text:p>
      <text:p text:style-name="P5">{</text:p>
      <text:p text:style-name="P5"><text:s text:c="4"/>m_thread-&gt;wait();</text:p>
      <text:p text:style-name="P5"><text:s text:c="4"/>++m_filesDone;</text:p>
      <text:p text:style-name="P5"><text:s text:c="4"/>m_sizeDone += m_filesIterator-&gt;size;</text:p>
      <text:p text:style-name="P5"><text:s text:c="4"/>++m_filesIterator;</text:p>
      <text:p text:style-name="P5"/>
      <text:p text:style-name="P5"><text:s text:c="4"/>if (m_filesIterator == m_files.end()) {</text:p>
      <text:p text:style-name="P5"><text:s text:c="8"/>emit done();</text:p>
      <text:p text:style-name="P5"><text:s text:c="4"/>} else {</text:p>
      <text:p text:style-name="P5"><text:s text:c="8"/>startNextFile();</text:p>
      <text:p text:style-name="P5"><text:s text:c="4"/>}</text:p>
      <text:p text:style-name="P5">}</text:p>
      <text:p text:style-name="P5"/>
      <text:p text:style-name="P5">void IncomingTransfer::timerEvent (QTimerEvent* event)</text:p>
      <text:p text:style-name="P5">{</text:p>
      <text:p text:style-name="P5"><text:s text:c="4"/>m_speed = (m_doneTillLastProgressReport - m_doneSinceLastSpeedEstimate);</text:p>
      <text:p text:style-name="P5"><text:s text:c="4"/>m_doneSinceLastSpeedEstimate = m_doneTillLastProgressReport;</text:p>
      <text:p text:style-name="P5">}</text:p>
      <text:p text:style-name="P5"/>
      <text:p text:style-name="P5">void IncomingTransfer::stop()</text:p>
      <text:p text:style-name="P5">{</text:p>
      <text:p text:style-name="P5"><text:s text:c="4"/>reportProgress(-m_sizeDone-1, m_totalSize); <text:s text:c="8"/>//Send negative progress</text:p>
      <text:p text:style-name="P5"><text:s text:c="4"/>delete m_thread;</text:p>
      <text:p text:style-name="P5"><text:s text:c="4"/>emit canceled();</text:p>
      <text:p text:style-name="P5"><text:s text:c="4"/>deleteLater();</text:p>
      <text:p text:style-name="P5">}</text:p>
      <text:p text:style-name="P6">5.4.2.2 Outgoing Transfer</text:p>
      <text:p text:style-name="P5"/>
      <text:p text:style-name="P5">void OutgoingTransferThread::run()</text:p>
      <text:p text:style-name="P5">{</text:p>
      <text:p text:style-name="P5"><text:s text:c="4"/>setStatus(PreparingList);</text:p>
      <text:p text:style-name="P5"><text:s text:c="4"/>emit startPreparingList();</text:p>
      <text:p text:style-name="P5"/>
      <text:p text:style-name="P5"><text:s text:c="4"/>TransferXmlData data;</text:p>
      <text:p text:style-name="P5"><text:s text:c="4"/>foreach (Kapotah::TransferFile file, m_initialList) {</text:p>
      <text:p text:style-name="P5"><text:s text:c="8"/>m_mutex.lock();</text:p>
      <text:p text:style-name="P5"><text:s text:c="8"/>if (doQuit) {</text:p>
      <text:p text:style-name="P5"><text:s text:c="12"/>m_mutex.unlock();</text:p>
      <text:p text:style-name="P5"><text:s text:c="12"/>break;</text:p>
      <text:p text:style-name="P5"><text:s text:c="8"/>}</text:p>
      <text:p text:style-name="P5"><text:s text:c="8"/>m_mutex.unlock();</text:p>
      <text:p text:style-name="P5"/>
      <text:p text:style-name="P5"><text:s text:c="8"/>QFileInfo info (file.path);</text:p>
      <text:p text:style-name="P5"><text:s text:c="8"/>data.items.append(info.fileName());</text:p>
      <text:p text:style-name="P5"/>
      <text:p text:style-name="P5"><text:s text:c="8"/>if (info.isDir()) {</text:p>
      <text:p text:style-name="P5"><text:s text:c="12"/>QDir parentDir(file.path);</text:p>
      <text:p text:style-name="P5"><text:s text:c="12"/>parentDir.cdUp();</text:p>
      <text:p text:style-name="P5"><text:s text:c="12"/>m_parentDir = parentDir.path();</text:p>
      <text:p text:style-name="P5"><text:s text:c="12"/>addFilesInDir (file.path);</text:p>
      <text:p text:style-name="P5"><text:s text:c="8"/>} else {</text:p>
      <text:p text:style-name="P5"><text:s text:c="12"/>addFileToList(file.path, info.fileName());</text:p>
      <text:p text:style-name="P5"><text:s text:c="8"/>}</text:p>
      <text:p text:style-name="P5"><text:s text:c="4"/>}</text:p>
      <text:p text:style-name="P5"/>
      <text:p text:style-name="P5"><text:s text:c="4"/>m_mutex.lock();</text:p>
      <text:p text:style-name="P5"><text:s text:c="4"/>if (doQuit) {</text:p>
      <text:p text:style-name="P5"><text:s text:c="8"/>deleteLater();</text:p>
      <text:p text:style-name="P5"><text:s text:c="4"/>}</text:p>
      <text:p text:style-name="P5"><text:s text:c="4"/>m_mutex.unlock();</text:p>
      <text:p text:style-name="P5"/>
      <text:p text:style-name="P5"><text:s text:c="4"/>emit donePreparingList();</text:p>
      <text:p text:style-name="P5"><text:s text:c="4"/>setStatus(SendingList);</text:p>
      <text:p text:style-name="P5"><text:s text:c="4"/>emit startSendingList();</text:p>
      <text:p text:style-name="P5"><text:s text:c="4"/>TransferXmlParser parser;</text:p>
      <text:p text:style-name="P5"><text:s text:c="4"/>data = //Set values</text:p>
      <text:p text:style-name="P5"><text:s text:c="4"/>MessageSenderThread *thread = new MessageSenderThread (parser.composeXml(&amp;data), m_ip);</text:p>
      <text:p text:style-name="P5"><text:s text:c="4"/>thread-&gt;start();</text:p>
      <text:p text:style-name="P5"><text:s text:c="4"/>setStatus(SentList);</text:p>
      <text:p text:style-name="P5"><text:s text:c="4"/>emit doneSendingList();</text:p>
      <text:p text:style-name="P5">}</text:p>
      <text:p text:style-name="P5"/>
      <text:p text:style-name="P5">void OutgoingTransferThread::addFilesInDir (QString path)</text:p>
      <text:p text:style-name="P5">{</text:p>
      <text:p text:style-name="P5"><text:s text:c="4"/>if (doQuit) {</text:p>
      <text:p text:style-name="P5"><text:s text:c="8"/>return;</text:p>
      <text:p text:style-name="P5"><text:s text:c="4"/>}</text:p>
      <text:p text:style-name="P5"><text:s text:c="4"/>QDir dir (path);</text:p>
      <text:p text:style-name="P5"/>
      <text:p text:style-name="P5"><text:s text:c="4"/>foreach (QString file, dir.entryList (QDir::Files | QDir::Hidden)) {</text:p>
      <text:p text:style-name="P5"><text:s text:c="8"/>if (!QFileInfo(dir.absoluteFilePath(file)).isDir()) {</text:p>
      <text:p text:style-name="P5"><text:s text:c="12"/>QString fullPath(dir.absoluteFilePath (file));</text:p>
      <text:p text:style-name="P5"><text:s text:c="12"/>addFileToList(fullPath, QDir(m_parentDir).relativeFilePath(fullPath));</text:p>
      <text:p text:style-name="P5"><text:s text:c="8"/>}</text:p>
      <text:p text:style-name="P5"><text:s text:c="4"/>}</text:p>
      <text:p text:style-name="P5"/>
      <text:p text:style-name="P5"><text:s text:c="4"/>foreach (QString tdir, dir.entryList (QDir::Hidden | QDir::Dirs | <text:soft-page-break/>QDir::NoDotAndDotDot | QDir::NoSymLinks)) {</text:p>
      <text:p text:style-name="P5"><text:s text:c="8"/>if (QFileInfo(dir.absoluteFilePath(tdir)).isDir()) { <text:s/>//QDir::Hidden includes even hidden non-dirs, so have to check</text:p>
      <text:p text:style-name="P5"><text:s text:c="12"/>dir.cd (tdir);</text:p>
      <text:p text:style-name="P5"><text:s text:c="12"/>m_totalDirCount++;</text:p>
      <text:p text:style-name="P5"><text:s text:c="12"/>addFilesInDir(dir.absolutePath());</text:p>
      <text:p text:style-name="P5"><text:s text:c="12"/>dir.cdUp();</text:p>
      <text:p text:style-name="P5"><text:s text:c="8"/>}</text:p>
      <text:p text:style-name="P5"><text:s text:c="4"/>}</text:p>
      <text:p text:style-name="P5">}</text:p>
      <text:p text:style-name="P5"/>
      <text:p text:style-name="P5">void OutgoingTransferThread::addFileToList (QString fullPath, QString relativePath)</text:p>
      <text:p text:style-name="P5">{</text:p>
      <text:p text:style-name="P5"><text:s text:c="4"/>QFileInfo info(fullPath);</text:p>
      <text:p text:style-name="P5"><text:s text:c="4"/>Kapotah::TransferFile relativeFile; <text:s text:c="8"/>//File without absolute paths</text:p>
      <text:p text:style-name="P5"><text:s text:c="4"/>relativeFile.id = Kapotah::TransferManager::instance()-&gt;newId (fullPath);</text:p>
      <text:p text:style-name="P5"><text:s text:c="4"/>relativeFile.path = relativePath;</text:p>
      <text:p text:style-name="P5"><text:s text:c="4"/>relativeFile.size = info.size();</text:p>
      <text:p text:style-name="P5"><text:s text:c="4"/>m_totalSize += info.size();</text:p>
      <text:p text:style-name="P5"><text:s text:c="4"/>m_totalFileCount++;</text:p>
      <text:p text:style-name="P5"><text:s text:c="4"/>m_files.append(relativeFile);</text:p>
      <text:p text:style-name="P5"><text:s text:c="4"/>kaDebug("Adding " + fullPath + QString("Total %1 bytes %2 MiB from %3 files and %4 directories")</text:p>
      <text:p text:style-name="P5"><text:s text:c="20"/>.arg(m_totalSize).arg(m_totalSize/1024/1024).arg(m_totalFileCount).arg(m_totalDirCount));</text:p>
      <text:p text:style-name="P5">}</text:p>
      <text:p text:style-name="P5"/>
      <text:p text:style-name="P5">OutgoingTransferThread::Status OutgoingTransferThread::status()</text:p>
      <text:p text:style-name="P5">{</text:p>
      <text:p text:style-name="P5"><text:s text:c="4"/>Status status;</text:p>
      <text:p text:style-name="P5"><text:s text:c="4"/>m_mutex.lock();</text:p>
      <text:p text:style-name="P5"><text:s text:c="4"/>status = m_status;</text:p>
      <text:p text:style-name="P5"><text:s text:c="4"/>m_mutex.unlock();</text:p>
      <text:p text:style-name="P5"/>
      <text:p text:style-name="P5"><text:s text:c="4"/>return status;</text:p>
      <text:p text:style-name="P5">}</text:p>
      <text:p text:style-name="P6">5.4.3 Transfer Manager</text:p>
      <text:p text:style-name="P5"/>
      <text:p text:style-name="P5">Transfer* TransferManager::addTransfer (Transfer::TransferType type, TransferXmlData data, QHostAddress peer,</text:p>
      <text:p text:style-name="P5"><text:s text:c="4"/>bool isSearchResponse)</text:p>
      <text:p text:style-name="P5">{</text:p>
      <text:p text:style-name="P5"><text:s text:c="4"/>Transfer *transfer = 0;</text:p>
      <text:p text:style-name="P5"/>
      <text:p text:style-name="P5"><text:s text:c="4"/>if (type == Transfer::Incoming) {</text:p>
      <text:p text:style-name="P5"><text:s text:c="8"/>transfer = new IncomingTransfer (data.files, data.totalSize, data.totalNumFiles, data.totalNumDirs,</text:p>
      <text:p text:style-name="P5"><text:s text:c="41"/>peer, data.id, isSearchResponse, this);</text:p>
      <text:p text:style-name="P5"><text:s text:c="4"/>} else if (type == Transfer::Outgoing) {</text:p>
      <text:p text:style-name="P5"><text:s text:c="8"/>transfer = new OutgoingTransfer (data.files, peer, isSearchResponse, this);</text:p>
      <text:p text:style-name="P5"><text:s text:c="4"/>}</text:p>
      <text:p text:style-name="P5"/>
      <text:p text:style-name="P5"><text:s text:c="4"/>transfer-&gt;setItemNames(data.items);</text:p>
      <text:p text:style-name="P5"><text:s text:c="4"/>m_transfersList.append (transfer);</text:p>
      <text:p text:style-name="P5"/>
      <text:p text:style-name="P5"><text:s text:c="4"/>connect (transfer, SIGNAL (done()), SLOT (onTransferFinished()));</text:p>
      <text:p text:style-name="P5"><text:s text:c="4"/>emit newTransferAdded (transfer);</text:p>
      <text:p text:style-name="P5"><text:s text:c="4"/>return transfer;</text:p>
      <text:p text:style-name="P5">}</text:p>
      <text:p text:style-name="P5"/>
      <text:p text:style-name="P5">QString TransferManager::newId (QString path)</text:p>
      <text:p text:style-name="P5">{</text:p>
      <text:p text:style-name="P5"><text:s text:c="4"/>QString id = QString::number(m_seqNo++) + QString::number (QDateTime::currentMSecsSinceEpoch());</text:p>
      <text:p text:style-name="P5"/>
      <text:p text:style-name="P5"><text:s text:c="4"/>m_paths[id] = path;</text:p>
      <text:p text:style-name="P5"/>
      <text:p text:style-name="P5"><text:s text:c="4"/>return id;</text:p>
      <text:p text:style-name="P5">}</text:p>
      <text:p text:style-name="P5"/>
      <text:p text:style-name="P5">QString TransferManager::pathForId (QString id)</text:p>
      <text:p text:style-name="P5">{</text:p>
      <text:p text:style-name="P5"><text:s text:c="4"/>return m_paths[id];</text:p>
      <text:p text:style-name="P5">}</text:p>
      <text:p text:style-name="P5"/>
      <text:p text:style-name="P5">void TransferManager::handleIncomingTransfer (QString transfer, QHostAddress peer)</text:p>
      <text:p text:style-name="P5">{</text:p>
      <text:p text:style-name="P5"><text:s text:c="4"/>TransferXmlParser parser;</text:p>
      <text:p text:style-name="P5"><text:s text:c="4"/>TransferXmlData *data = static_cast&lt;TransferXmlData*&gt;(parser.parseXml(transfer));</text:p>
      <text:p text:style-name="P5"><text:s text:c="4"/>Transfer *newTransfer = addTransfer (Transfer::Incoming, *data, peer, data-&gt;isSearchResponse);</text:p>
      <text:p text:style-name="P5"><text:s text:c="4"/>delete data;</text:p>
      <text:p text:style-name="P5">}</text:p>
      <text:p text:style-name="P5"/>
      <text:p text:style-name="P6">5.4.4 Transfer Threads</text:p>
      <text:p text:style-name="P5"/>
      <text:p text:style-name="P5">class TransferThread : public QThread</text:p>
      <text:p text:style-name="P5">{</text:p>
      <text:p text:style-name="P5"><text:s text:c="8"/>Q_OBJECT</text:p>
      <text:p text:style-name="P5"/>
      <text:p text:style-name="P5"><text:s text:c="4"/>public:</text:p>
      <text:p text:style-name="P5"><text:s text:c="8"/>explicit TransferThread (QHostAddress ip, QObject* parent = 0);</text:p>
      <text:p text:style-name="P5"/>
      <text:p text:style-name="P5"><text:s text:c="4"/>protected:</text:p>
      <text:p text:style-name="P5"><text:s text:c="8"/>/**</text:p>
      <text:p text:style-name="P5"><text:s text:c="9"/>* The method which runs in the thread.</text:p>
      <text:p text:style-name="P5"><text:s text:c="9"/>* \note Must be impelemented in derived classes</text:p>
      <text:p text:style-name="P5"><text:s text:c="9"/>*/</text:p>
      <text:p text:style-name="P5"><text:s text:c="8"/>virtual void run() = 0;</text:p>
      <text:p text:style-name="P5"><text:s text:c="8"/>QHostAddress m_ip;</text:p>
      <text:p text:style-name="P5"/>
      <text:p text:style-name="P5"><text:s text:c="4"/>public slots:</text:p>
      <text:p text:style-name="P5"><text:s text:c="8"/>/**</text:p>
      <text:p text:style-name="P5"><text:s text:c="9"/>* Method which is supposed to stop the transfer</text:p>
      <text:p text:style-name="P5"><text:s text:c="9"/>* \note Must be impelemented in derived classes</text:p>
      <text:p text:style-name="P5"><text:s text:c="9"/>*/</text:p>
      <text:p text:style-name="P5"><text:s text:c="8"/>virtual void stopTransfer() = 0;</text:p>
      <text:p text:style-name="P5"/>
      <text:p text:style-name="P5"><text:s text:c="4"/>signals:</text:p>
      <text:p text:style-name="P5"><text:s text:c="8"/>/**</text:p>
      <text:p text:style-name="P5"><text:s text:c="9"/>* Emitted when a progress is made in this thread</text:p>
      <text:p text:style-name="P5"><text:s text:c="9"/>*</text:p>
      <text:p text:style-name="P5"><text:s text:c="9"/>* @param <text:s text:c="6"/>done <text:s text:c="3"/>number of bytes done</text:p>
      <text:p text:style-name="P5"><text:s text:c="9"/>* @param <text:s text:c="6"/>total <text:s text:c="2"/>total number of bytes</text:p>
      <text:p text:style-name="P5"><text:s text:c="9"/>*/</text:p>
      <text:p text:style-name="P5"><text:s text:c="8"/>void progress (quint64 done, quint64 total);</text:p>
      <text:p text:style-name="P5"/>
      <text:p text:style-name="P5"><text:s text:c="8"/>/**</text:p>
      <text:p text:style-name="P5"><text:s text:c="9"/>* Emitted when the transfer finishes execution</text:p>
      <text:p text:style-name="P5"><text:s text:c="9"/>*/</text:p>
      <text:p text:style-name="P5"><text:s text:c="8"/>void done ();</text:p>
      <text:p text:style-name="P5">};</text:p>
      <text:p text:style-name="P6">5.4.4.1 Incoming Transfer Thread</text:p>
      <text:p text:style-name="P5"/>
      <text:p text:style-name="P5">void IncomingTransferThread::run()</text:p>
      <text:p text:style-name="P5">{</text:p>
      <text:p text:style-name="P5"><text:s text:c="4"/>bool readyToReceive = false;</text:p>
      <text:p text:style-name="P5"><text:s text:c="4"/>quint64 bytesCopied;</text:p>
      <text:p text:style-name="P5"/>
      <text:p text:style-name="P5"><text:s text:c="4"/>QFile file;</text:p>
      <text:p text:style-name="P5"/>
      <text:p text:style-name="P5"><text:s text:c="4"/>if (m_size == 0) { <text:s/>//Create an empty file</text:p>
      <text:p text:style-name="P5"><text:s text:c="8"/>file.setFileName (m_filename);</text:p>
      <text:p text:style-name="P5"><text:s text:c="8"/>file.open (QIODevice::WriteOnly);</text:p>
      <text:p text:style-name="P5"><text:s text:c="8"/>emit done ();</text:p>
      <text:p text:style-name="P5"><text:s text:c="8"/>file.close();</text:p>
      <text:p text:style-name="P5"><text:s text:c="8"/>return;</text:p>
      <text:p text:style-name="P5"><text:s text:c="4"/>}</text:p>
      <text:p text:style-name="P5"/>
      <text:p text:style-name="P5"><text:s text:c="4"/>QTcpSocket socket;</text:p>
      <text:p text:style-name="P5"/>
      <text:p text:style-name="P5"><text:s text:c="4"/>setStatus(Connecting);</text:p>
      <text:p text:style-name="P5"><text:s text:c="4"/>socket.connectToHost (m_ip, s_fileTransferPort);</text:p>
      <text:p text:style-name="P5"><text:s text:c="4"/>socket.waitForConnected();</text:p>
      <text:p text:style-name="P5"/>
      <text:p text:style-name="P5"><text:s text:c="4"/>setStatus(Requesting);</text:p>
      <text:p text:style-name="P5"><text:s text:c="4"/>socket.write (m_id.toUtf8()); //ID</text:p>
      <text:p text:style-name="P5"><text:s text:c="4"/>socket.waitForBytesWritten();</text:p>
      <text:p text:style-name="P5"/>
      <text:p text:style-name="P5"><text:s text:c="4"/>while (1) {</text:p>
      <text:p text:style-name="P5"><text:s text:c="8"/>m_mutex.lock();</text:p>
      <text:p text:style-name="P5"><text:s text:c="8"/>if (doQuit) {</text:p>
      <text:p text:style-name="P5"><text:s text:c="12"/>m_mutex.unlock();</text:p>
      <text:p text:style-name="P5"><text:s text:c="12"/>break;</text:p>
      <text:p text:style-name="P5"><text:s text:c="8"/>}</text:p>
      <text:p text:style-name="P5"><text:s text:c="8"/>m_mutex.unlock();</text:p>
      <text:p text:style-name="P5"/>
      <text:p text:style-name="P5"><text:s text:c="8"/>while (!socket.bytesAvailable() &amp;&amp; !doQuit) {</text:p>
      <text:p text:style-name="P5"><text:s text:c="12"/>socket.waitForReadyRead();</text:p>
      <text:p text:style-name="P5"><text:s text:c="8"/>}</text:p>
      <text:p text:style-name="P5"><text:s text:c="8"/>if (doQuit) {</text:p>
      <text:p text:style-name="P5"><text:s text:c="12"/>setStatus(Canceled);</text:p>
      <text:p text:style-name="P5"><text:s text:c="12"/>break;</text:p>
      <text:p text:style-name="P5"><text:s text:c="8"/>}</text:p>
      <text:p text:style-name="P5"/>
      <text:p text:style-name="P5"><text:s text:c="8"/>if (readyToReceive) {</text:p>
      <text:p text:style-name="P5"><text:s text:c="12"/>file.write (socket.readAll());</text:p>
      <text:p text:style-name="P5"><text:s text:c="12"/>bytesCopied = file.pos();</text:p>
      <text:p text:style-name="P5"/>
      <text:p text:style-name="P5"><text:s text:c="12"/>emit progress (bytesCopied, m_size);</text:p>
      <text:p text:style-name="P5"/>
      <text:p text:style-name="P5"><text:s text:c="12"/>if (bytesCopied &gt;= m_size) {</text:p>
      <text:p text:style-name="P5"><text:s text:c="16"/>emit done ();</text:p>
      <text:p text:style-name="P5"><text:s text:c="16"/>file.close();</text:p>
      <text:p text:style-name="P5"><text:s text:c="16"/>socket.disconnectFromHost();</text:p>
      <text:p text:style-name="P5"/>
      <text:p text:style-name="P5"><text:s text:c="16"/>if (socket.state() != QTcpSocket::UnconnectedState)</text:p>
      <text:p text:style-name="P5"><text:s text:c="20"/>socket.waitForDisconnected();</text:p>
      <text:p text:style-name="P5"/>
      <text:p text:style-name="P5"><text:s text:c="16"/>break;</text:p>
      <text:p text:style-name="P5"><text:s text:c="12"/>}</text:p>
      <text:p text:style-name="P5"><text:s text:c="8"/>} else {</text:p>
      <text:p text:style-name="P5"><text:s text:c="12"/>QString data (socket.read (2));</text:p>
      <text:p text:style-name="P5"/>
      <text:p text:style-name="P5"><text:s text:c="12"/>if (data == "OK") {</text:p>
      <text:p text:style-name="P5"><text:soft-page-break/><text:s text:c="16"/>setStatus(PreparingToReceive);</text:p>
      <text:p text:style-name="P5"/>
      <text:p text:style-name="P5"><text:s text:c="16"/>QDir dir(m_filename); <text:s text:c="2"/>//filename is a/b/c/d/blah.txt</text:p>
      <text:p text:style-name="P5"><text:s text:c="16"/>if (!dir.exists()) {</text:p>
      <text:p text:style-name="P5"><text:s text:c="20"/>dir.mkpath(".."); <text:s text:c="2"/>//create a/b/c/d/ if it doesn't exist</text:p>
      <text:p text:style-name="P5"><text:s text:c="16"/>}</text:p>
      <text:p text:style-name="P5"/>
      <text:p text:style-name="P5"><text:s text:c="16"/>file.setFileName (m_filename);</text:p>
      <text:p text:style-name="P5"/>
      <text:p text:style-name="P5"><text:s text:c="16"/>if (!file.open (QIODevice::WriteOnly)) {</text:p>
      <text:p text:style-name="P5"><text:s text:c="20"/>setStatus(ErrorCreatingFile);</text:p>
      <text:p text:style-name="P5"><text:s text:c="20"/>kaDebug("Could not open file " + file.fileName());</text:p>
      <text:p text:style-name="P5"><text:s text:c="20"/>break;</text:p>
      <text:p text:style-name="P5"><text:s text:c="16"/>}</text:p>
      <text:p text:style-name="P5"/>
      <text:p text:style-name="P5"><text:s text:c="16"/>readyToReceive = true;</text:p>
      <text:p text:style-name="P5"><text:s text:c="16"/>setStatus(Receiving);</text:p>
      <text:p text:style-name="P5"><text:s text:c="12"/>} else {</text:p>
      <text:p text:style-name="P5"><text:s text:c="16"/>setStatus(ErrorTransferNotFound);</text:p>
      <text:p text:style-name="P5"><text:s text:c="16"/>kaDebug(m_id + " not found on server: " + data);</text:p>
      <text:p text:style-name="P5"><text:s text:c="16"/>break;</text:p>
      <text:p text:style-name="P5"><text:s text:c="12"/>}</text:p>
      <text:p text:style-name="P5"><text:s text:c="8"/>}</text:p>
      <text:p text:style-name="P5"><text:s text:c="4"/>}</text:p>
      <text:p text:style-name="P5"/>
      <text:p text:style-name="P5"><text:s text:c="4"/>deleteLater();</text:p>
      <text:p text:style-name="P5">}</text:p>
      <text:p text:style-name="P5"/>
      <text:p text:style-name="P5">IncomingTransferThread::Status IncomingTransferThread::status()</text:p>
      <text:p text:style-name="P5">{</text:p>
      <text:p text:style-name="P5"><text:s text:c="4"/>Status status;</text:p>
      <text:p text:style-name="P5"><text:s text:c="4"/>m_mutex.lock();</text:p>
      <text:p text:style-name="P5"><text:s text:c="4"/>status = m_status;</text:p>
      <text:p text:style-name="P5"><text:s text:c="4"/>m_mutex.unlock();</text:p>
      <text:p text:style-name="P5"/>
      <text:p text:style-name="P5"><text:s text:c="4"/>return status;</text:p>
      <text:p text:style-name="P5">}</text:p>
      <text:p text:style-name="P6">5.4.4.2 Outoing Transfer Thread</text:p>
      <text:p text:style-name="P5"/>
      <text:p text:style-name="P5">void FileServerThread::run()</text:p>
      <text:p text:style-name="P5">{</text:p>
      <text:p text:style-name="P5"><text:s text:c="4"/>QString filename;</text:p>
      <text:p text:style-name="P5"><text:s text:c="4"/>QString ID;</text:p>
      <text:p text:style-name="P5"><text:s text:c="4"/>QFile file;</text:p>
      <text:p text:style-name="P5"><text:s text:c="4"/>QTcpSocket socket;</text:p>
      <text:p text:style-name="P5"><text:s text:c="4"/>socket.setSocketDescriptor (m_descriptor);</text:p>
      <text:p text:style-name="P5"/>
      <text:p text:style-name="P5"><text:s text:c="4"/>while (!m_doQuit) {</text:p>
      <text:p text:style-name="P5"><text:s text:c="8"/>m_status = Waiting;</text:p>
      <text:p text:style-name="P5"><text:s text:c="8"/>while (!socket.bytesAvailable() &amp;&amp; !m_doQuit) {</text:p>
      <text:p text:style-name="P5"><text:s text:c="12"/>socket.waitForReadyRead();</text:p>
      <text:p text:style-name="P5"><text:s text:c="8"/>}</text:p>
      <text:p text:style-name="P5"><text:s text:c="8"/>if (m_doQuit)</text:p>
      <text:p text:style-name="P5"><text:s text:c="12"/>break;</text:p>
      <text:p text:style-name="P5"/>
      <text:p text:style-name="P5"><text:s text:c="8"/>QString data (socket.readAll());</text:p>
      <text:p text:style-name="P5"/>
      <text:p text:style-name="P5"><text:s text:c="8"/>if (!Kapotah::TransferManager::instance()-&gt;pathForId (data).isEmpty()) {</text:p>
      <text:p text:style-name="P5"><text:s text:c="12"/>setStatus(PreparingToSend);</text:p>
      <text:p text:style-name="P5"><text:s text:c="12"/>ID = data;</text:p>
      <text:p text:style-name="P5"><text:s text:c="12"/>filename = Kapotah::TransferManager::instance()-&gt;pathForId (data);</text:p>
      <text:p text:style-name="P5"/>
      <text:p text:style-name="P5"><text:s text:c="12"/>file.setFileName (filename);</text:p>
      <text:p text:style-name="P5"/>
      <text:p text:style-name="P5"><text:s text:c="12"/>if (!file.open (QIODevice::ReadOnly)) {</text:p>
      <text:p text:style-name="P5"><text:s text:c="16"/>setStatus(ErrorFileNotFound);</text:p>
      <text:p text:style-name="P5"><text:s text:c="16"/>break;</text:p>
      <text:p text:style-name="P5"><text:s text:c="12"/>}</text:p>
      <text:p text:style-name="P5"/>
      <text:p text:style-name="P5"><text:s text:c="12"/>socket.write ("OK");</text:p>
      <text:p text:style-name="P5"><text:s text:c="12"/>socket.waitForBytesWritten();</text:p>
      <text:p text:style-name="P5"><text:s text:c="12"/>emit startedTransfer (ID);</text:p>
      <text:p text:style-name="P5"><text:s text:c="12"/>setStatus(Sending);</text:p>
      <text:p text:style-name="P5"/>
      <text:p text:style-name="P5"><text:s text:c="12"/>while (!file.atEnd() &amp;&amp; !m_doQuit) {</text:p>
      <text:p text:style-name="P5"><text:s text:c="16"/>if (socket.state() != QTcpSocket::ConnectedState) {</text:p>
      <text:p text:style-name="P5"><text:s text:c="20"/>emit finishedTransfer (ID);</text:p>
      <text:p text:style-name="P5"><text:s text:c="20"/>setStatus(Finished);</text:p>
      <text:p text:style-name="P5"><text:s text:c="20"/>break;</text:p>
      <text:p text:style-name="P5"><text:s text:c="16"/>}</text:p>
      <text:p text:style-name="P5"/>
      <text:p text:style-name="P5"><text:s text:c="16"/>socket.write (file.read (s_bytesPerBlock));</text:p>
      <text:p text:style-name="P5"><text:s text:c="16"/>socket.waitForBytesWritten();</text:p>
      <text:p text:style-name="P5"/>
      <text:p text:style-name="P5"><text:s text:c="16"/>while (socket.bytesToWrite())</text:p>
      <text:p text:style-name="P5"><text:s text:c="20"/>socket.flush();</text:p>
      <text:p text:style-name="P5"/>
      <text:p text:style-name="P5"><text:s text:c="16"/>emit transferProgress (ID, file.pos() / file.size() *100);</text:p>
      <text:p text:style-name="P5"><text:s text:c="12"/>}</text:p>
      <text:p text:style-name="P5"/>
      <text:p text:style-name="P5"><text:s text:c="12"/>file.close();</text:p>
      <text:p text:style-name="P5"/>
      <text:p text:style-name="P5"><text:s text:c="12"/>if (m_doQuit) {</text:p>
      <text:p text:style-name="P5"><text:s text:c="16"/>setStatus(Canceled);</text:p>
      <text:p text:style-name="P5"><text:s text:c="16"/>emit canceledTransfer(ID);</text:p>
      <text:p text:style-name="P5"><text:s text:c="16"/>socket.disconnectFromHost();</text:p>
      <text:p text:style-name="P5"><text:s text:c="12"/>} else {</text:p>
      <text:p text:style-name="P5"><text:soft-page-break/><text:s text:c="16"/>setStatus(Finished);</text:p>
      <text:p text:style-name="P5"><text:s text:c="16"/>emit finishedTransfer (ID);</text:p>
      <text:p text:style-name="P5"><text:s text:c="12"/>}</text:p>
      <text:p text:style-name="P5"/>
      <text:p text:style-name="P5"><text:s text:c="12"/>socket.waitForDisconnected ();</text:p>
      <text:p text:style-name="P5"><text:s text:c="12"/>break;</text:p>
      <text:p text:style-name="P5"><text:s text:c="8"/>} else {</text:p>
      <text:p text:style-name="P5"><text:s text:c="12"/>setStatus(ErrorIDNotFound);</text:p>
      <text:p text:style-name="P5"><text:s text:c="12"/>emit transferNotFound(ID);</text:p>
      <text:p text:style-name="P5"><text:s text:c="12"/>break;</text:p>
      <text:p text:style-name="P5"><text:s text:c="8"/>}</text:p>
      <text:p text:style-name="P5"/>
      <text:p text:style-name="P5"><text:s text:c="8"/>deleteLater();</text:p>
      <text:p text:style-name="P5"><text:s text:c="4"/>}</text:p>
      <text:p text:style-name="P5">}</text:p>
      <text:p text:style-name="P5"/>
      <text:p text:style-name="P5">FileServerThread::Status FileServerThread::status()</text:p>
      <text:p text:style-name="P5">{</text:p>
      <text:p text:style-name="P5"><text:s text:c="4"/>Status status;</text:p>
      <text:p text:style-name="P5"><text:s text:c="4"/>m_mutex.lock();</text:p>
      <text:p text:style-name="P5"><text:s text:c="4"/>status = m_status;</text:p>
      <text:p text:style-name="P5"><text:s text:c="4"/>m_mutex.unlock();</text:p>
      <text:p text:style-name="P5"/>
      <text:p text:style-name="P5"><text:s text:c="4"/>return status;</text:p>
      <text:p text:style-name="P5">}</text:p>
      <text:p text:style-name="P6">5.5 Indexing and Search Module</text:p>
      <text:p text:style-name="P5"/>
      <text:p text:style-name="P5">5.5.1 File Searcher (Indexer)</text:p>
      <text:p text:style-name="P5"/>
      <text:p text:style-name="P5">void FileSearcher::addSearch (const QString&amp; pattern, const QHostAddress &amp;host)</text:p>
      <text:p text:style-name="P5">{</text:p>
      <text:p text:style-name="P5"><text:s text:c="4"/>m_queue.enqueue(SearchItem(pattern, host));</text:p>
      <text:p text:style-name="P5"><text:s text:c="4"/>doScheduling();</text:p>
      <text:p text:style-name="P5">}</text:p>
      <text:p text:style-name="P5"/>
      <text:p text:style-name="P5">void FileSearcher::doScheduling()</text:p>
      <text:p text:style-name="P5">{</text:p>
      <text:p text:style-name="P5"><text:s text:c="4"/>if (!m_queue.length() || m_isProcessing)</text:p>
      <text:p text:style-name="P5"><text:s text:c="8"/>return;</text:p>
      <text:p text:style-name="P5"/>
      <text:p text:style-name="P5"><text:s text:c="4"/>SearchItem item = m_queue.dequeue();</text:p>
      <text:p text:style-name="P5"><text:s text:c="4"/>m_thread = new FileSearcherThread(m_fsModel, item.pattern, item.host, *this);</text:p>
      <text:p text:style-name="P5"><text:s text:c="4"/>connect(m_thread, SIGNAL(finished()), SLOT(threadDone()));</text:p>
      <text:p text:style-name="P5"><text:s text:c="4"/>m_isProcessing = true;</text:p>
      <text:p text:style-name="P5"><text:s text:c="4"/>m_thread-&gt;start();</text:p>
      <text:p text:style-name="P5">}</text:p>
      <text:p text:style-name="P5"/>
      <text:p text:style-name="P5">void FileSearcher::threadDone()</text:p>
      <text:p text:style-name="P5">{</text:p>
      <text:p text:style-name="P5"><text:s text:c="4"/>m_thread-&gt;quit();</text:p>
      <text:p text:style-name="P5"><text:s text:c="4"/>m_thread-&gt;wait();</text:p>
      <text:p text:style-name="P5"><text:s text:c="4"/>m_isProcessing = false;</text:p>
      <text:p text:style-name="P5"><text:s text:c="4"/>disconnect(m_thread);</text:p>
      <text:p text:style-name="P5"><text:s text:c="4"/>delete m_thread;</text:p>
      <text:p text:style-name="P5"/>
      <text:p text:style-name="P5"><text:s text:c="4"/>if (!m_matches.empty()) {</text:p>
      <text:p text:style-name="P5"><text:s text:c="8"/>Transfer *transfer = TransferManager::instance()-&gt;addTransfer(Transfer::Outgoing, m_matches, m_hostToSendMatches, true);</text:p>
      <text:p text:style-name="P5"><text:s text:c="8"/>transfer-&gt;start();</text:p>
      <text:p text:style-name="P5"><text:s text:c="4"/>}</text:p>
      <text:p text:style-name="P5"/>
      <text:p text:style-name="P5"><text:s text:c="4"/>m_matches.clear();</text:p>
      <text:p text:style-name="P5"><text:s text:c="4"/>doScheduling();</text:p>
      <text:p text:style-name="P5">}</text:p>
      <text:p text:style-name="P5"/>
      <text:p text:style-name="P5">void FileSearcher::initFileSystemModel()</text:p>
      <text:p text:style-name="P5">{</text:p>
      <text:p text:style-name="P5"><text:s text:c="4"/>m_fsModel.setRootPath(m_searchPath);</text:p>
      <text:p text:style-name="P5">}</text:p>
      <text:p text:style-name="P5"/>
      <text:p text:style-name="P5">void FileSearcher::directoryLoaded (const QString&amp; path)</text:p>
      <text:p text:style-name="P5">{</text:p>
      <text:p text:style-name="P5"><text:s text:c="4"/>m_pendingDirs.removeOne(path);</text:p>
      <text:p text:style-name="P5"><text:s text:c="4"/>processIndex(m_fsModel.index(path));</text:p>
      <text:p text:style-name="P5"/>
      <text:p text:style-name="P5"><text:s text:c="4"/>if (m_pendingDirs.length()==0) {</text:p>
      <text:p text:style-name="P5"><text:s text:c="8"/>m_isProcessing = false;</text:p>
      <text:p text:style-name="P5"><text:s text:c="8"/>doScheduling();</text:p>
      <text:p text:style-name="P5"><text:s text:c="8"/>emit initDone(m_searchPath);</text:p>
      <text:p text:style-name="P5"><text:s text:c="4"/>}</text:p>
      <text:p text:style-name="P5">}</text:p>
      <text:p text:style-name="P5"/>
      <text:p text:style-name="P5">void FileSearcher::processIndex (QModelIndex index)</text:p>
      <text:p text:style-name="P5">{</text:p>
      <text:p text:style-name="P5"><text:s text:c="4"/>if (m_fsModel.hasChildren(index)) {</text:p>
      <text:p text:style-name="P5"><text:s text:c="8"/>if (m_fsModel.rowCount(index) == 0) { <text:s text:c="4"/>//Not yet fetched</text:p>
      <text:p text:style-name="P5"><text:soft-page-break/><text:s text:c="12"/>if (m_fsModel.canFetchMore(index)) {</text:p>
      <text:p text:style-name="P5"><text:s text:c="16"/>m_pendingDirs.append(m_fsModel.filePath(index));</text:p>
      <text:p text:style-name="P5"><text:s text:c="16"/>m_fsModel.fetchMore(index);</text:p>
      <text:p text:style-name="P5"><text:s text:c="12"/>}</text:p>
      <text:p text:style-name="P5"><text:s text:c="8"/>} else {</text:p>
      <text:p text:style-name="P5"><text:s text:c="12"/>for (int i=0; i&lt;m_fsModel.rowCount(index); i++) {</text:p>
      <text:p text:style-name="P5"><text:s text:c="16"/>processIndex(m_fsModel.index(i, 0, index));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5">void FileSearcher::setMatchingFiles (QList&lt; TransferFile &gt; matches, QHostAddress address)</text:p>
      <text:p text:style-name="P5">{</text:p>
      <text:p text:style-name="P5"><text:s text:c="4"/>m_matches = matches;</text:p>
      <text:p text:style-name="P5"><text:s text:c="4"/>m_hostToSendMatches = address;</text:p>
      <text:p text:style-name="P5">}</text:p>
      <text:p text:style-name="P6">5.5.2 File Search Thread</text:p>
      <text:p text:style-name="P5"/>
      <text:p text:style-name="P5">void FileSearcherThread::run()</text:p>
      <text:p text:style-name="P5">{</text:p>
      <text:p text:style-name="P5"><text:s text:c="4"/>traverseModelIndex(m_model.index(m_model.rootPath()));</text:p>
      <text:p text:style-name="P5"/>
      <text:p text:style-name="P5"><text:s text:c="4"/>if (!m_matches.empty()) {</text:p>
      <text:p text:style-name="P5"><text:s text:c="8"/>QList&lt;TransferFile&gt; fileList;</text:p>
      <text:p text:style-name="P5"/>
      <text:p text:style-name="P5"><text:s text:c="8"/>foreach (QString path, m_matches) {</text:p>
      <text:p text:style-name="P5"><text:s text:c="12"/>TransferFile file;</text:p>
      <text:p text:style-name="P5"><text:s text:c="12"/>file.path = path;</text:p>
      <text:p text:style-name="P5"><text:s text:c="12"/>fileList.append(file);</text:p>
      <text:p text:style-name="P5"><text:s text:c="12"/>kaDebug("MATCH " + file.path + " SIZE " + file.path);</text:p>
      <text:p text:style-name="P5"><text:s text:c="8"/>}</text:p>
      <text:p text:style-name="P5"/>
      <text:p text:style-name="P5"><text:s text:c="8"/>m_fileSearcher.setMatchingFiles(fileList, m_host);</text:p>
      <text:p text:style-name="P5"><text:s text:c="4"/>}</text:p>
      <text:p text:style-name="P5">}</text:p>
      <text:p text:style-name="P5"/>
      <text:p text:style-name="P5">void FileSearcherThread::traverseModelIndex (QModelIndex index)</text:p>
      <text:p text:style-name="P5">{</text:p>
      <text:p text:style-name="P5"><text:s text:c="4"/>if (m_model.fileInfo(index).isDir()) {</text:p>
      <text:p text:style-name="P5"><text:s text:c="8"/>for (int i=0; i&lt;m_model.rowCount(index); i++) {</text:p>
      <text:p text:style-name="P5"><text:s text:c="12"/>traverseModelIndex(m_model.index(i, 0, index));</text:p>
      <text:p text:style-name="P5"><text:s text:c="8"/>}</text:p>
      <text:p text:style-name="P5"><text:s text:c="4"/>} else {</text:p>
      <text:p text:style-name="P5"><text:s text:c="8"/>if (index.data().toString().contains(m_pattern, Qt::CaseInsensitive)) {</text:p>
      <text:p text:style-name="P5"><text:s text:c="12"/>m_matches.append(m_model.filePath(index));</text:p>
      <text:p text:style-name="P5"><text:s text:c="8"/>}</text:p>
      <text:p text:style-name="P5"><text:s text:c="4"/>}</text:p>
      <text:p text:style-name="P5">}</text:p>
      <text:p text:style-name="P6">5.6 XML Module</text:p>
      <text:p text:style-name="P5"/>
      <text:p text:style-name="P5">5.6.1. Abstract XML Parser</text:p>
      <text:p text:style-name="P5"/>
      <text:p text:style-name="P5">class AbstractXmlData</text:p>
      <text:p text:style-name="P5">{</text:p>
      <text:p text:style-name="P5"><text:s text:c="4"/>public:</text:p>
      <text:p text:style-name="P5"><text:s text:c="8"/>enum Type { Error, Announce, Message, Transfer, PeerStatus, TransferStatus, Search };</text:p>
      <text:p text:style-name="P5"/>
      <text:p text:style-name="P5"><text:s text:c="8"/>/**</text:p>
      <text:p text:style-name="P5"><text:s text:c="9"/>* the type of the XML data</text:p>
      <text:p text:style-name="P5"><text:s text:c="9"/>* \remarks It is important to add more typedefs when new parsers are implemented</text:p>
      <text:p text:style-name="P5"><text:s text:c="9"/>*/</text:p>
      <text:p text:style-name="P5"><text:s text:c="8"/>Type type;</text:p>
      <text:p text:style-name="P5">};</text:p>
      <text:p text:style-name="P5"/>
      <text:p text:style-name="P5">/**</text:p>
      <text:p text:style-name="P5"><text:s/>* \brief Abstract base class for XML parsers for parsing Kapotah data</text:p>
      <text:p text:style-name="P5"><text:s/>*</text:p>
      <text:p text:style-name="P5"><text:s/>* This class provides a base for implementing XML parsers for various uses</text:p>
      <text:p text:style-name="P5"><text:s/>* inside Kapotah communications</text:p>
      <text:p text:style-name="P5"><text:s/>*/</text:p>
      <text:p text:style-name="P5">class AbstractXmlParser</text:p>
      <text:p text:style-name="P5">{</text:p>
      <text:p text:style-name="P5"><text:s text:c="4"/>public:</text:p>
      <text:p text:style-name="P5"><text:s text:c="8"/>/**</text:p>
      <text:p text:style-name="P5"><text:s text:c="9"/>* Accepts XML data and returns pointer to parsed data</text:p>
      <text:p text:style-name="P5"><text:s text:c="9"/>* \note pointer will actually be to a data storage class</text:p>
      <text:p text:style-name="P5"><text:s text:c="9"/>* deriving from AbstractXmlData</text:p>
      <text:p text:style-name="P5"><text:s text:c="9"/>*/</text:p>
      <text:p text:style-name="P5"><text:s text:c="8"/>virtual AbstractXmlData *parseXml (const QString &amp;xml) = 0;</text:p>
      <text:p text:style-name="P5"/>
      <text:p text:style-name="P5"><text:s text:c="8"/>/**</text:p>
      <text:p text:style-name="P5"><text:s text:c="9"/>* Takes pointer to a data storage class deriving from AbstractXmlData</text:p>
      <text:p text:style-name="P5"><text:s text:c="9"/>* and returns the created XML data</text:p>
      <text:p text:style-name="P5"><text:s text:c="9"/>*/</text:p>
      <text:p text:style-name="P5"><text:s text:c="8"/>virtual QString composeXml (AbstractXmlData *data) = 0;</text:p>
      <text:p text:style-name="P5">};</text:p>
      <text:p text:style-name="P6">5.6.2 Announce XML Parser</text:p>
      <text:p text:style-name="P5"/>
      <text:p text:style-name="P5">AbstractXmlData* AnnounceXmlParser::parseXml (const QString&amp; xml)</text:p>
      <text:p text:style-name="P5">{</text:p>
      <text:p text:style-name="P5"><text:s text:c="4"/>QXmlStreamReader reader(xml);</text:p>
      <text:p text:style-name="P5"><text:s text:c="4"/>reader.readNext();</text:p>
      <text:p text:style-name="P5"/>
      <text:p text:style-name="P5"><text:s text:c="4"/>AnnounceXmlData *data = new AnnounceXmlData;</text:p>
      <text:p text:style-name="P5"><text:s text:c="4"/>data-&gt;type = AbstractXmlData::Error;</text:p>
      <text:p text:style-name="P5"/>
      <text:p text:style-name="P5"><text:s text:c="4"/>while (!reader.atEnd()) {</text:p>
      <text:p text:style-name="P5"><text:s text:c="8"/>if (reader.isStartElement()) {</text:p>
      <text:p text:style-name="P5"><text:s text:c="12"/>if (reader.name() == "announce") {</text:p>
      <text:p text:style-name="P5"><text:s text:c="16"/>data-&gt;type = AbstractXmlData::Announce;</text:p>
      <text:p text:style-name="P5"><text:s text:c="16"/>data-&gt;senderName = reader.attributes().value ("senderName").toString();</text:p>
      <text:p text:style-name="P5"><text:s text:c="16"/>break;</text:p>
      <text:p text:style-name="P5"><text:s text:c="12"/>}</text:p>
      <text:p text:style-name="P5"><text:s text:c="12"/>data-&gt;type = AbstractXmlData::Error;</text:p>
      <text:p text:style-name="P5"><text:s text:c="12"/>break;</text:p>
      <text:p text:style-name="P5"><text:s text:c="8"/>} else {</text:p>
      <text:p text:style-name="P5"><text:s text:c="12"/>reader.readNext();</text:p>
      <text:p text:style-name="P5"><text:s text:c="8"/>}</text:p>
      <text:p text:style-name="P5"><text:s text:c="4"/>}</text:p>
      <text:p text:style-name="P5"><text:s text:c="4"/>return data;</text:p>
      <text:p text:style-name="P5">}</text:p>
      <text:p text:style-name="P5"/>
      <text:p text:style-name="P5">5.6.3 Message XML Parser</text:p>
      <text:p text:style-name="P5"/>
      <text:p text:style-name="P5">AbstractXmlData* MessageXmlParser::parseXml (const QString&amp; xml)</text:p>
      <text:p text:style-name="P5">{</text:p>
      <text:p text:style-name="P5"><text:s text:c="4"/>QXmlStreamReader reader(xml);</text:p>
      <text:p text:style-name="P5"><text:s text:c="4"/>reader.readNext();</text:p>
      <text:p text:style-name="P5"/>
      <text:p text:style-name="P5"><text:s text:c="4"/>MessageXmlData *data = new MessageXmlData;</text:p>
      <text:p text:style-name="P5"><text:s text:c="4"/>data-&gt;type = AbstractXmlData::Error;</text:p>
      <text:p text:style-name="P5"/>
      <text:p text:style-name="P5"><text:s text:c="4"/>while (!reader.atEnd()) {</text:p>
      <text:p text:style-name="P5"><text:s text:c="8"/>if (reader.isStartElement()) {</text:p>
      <text:p text:style-name="P5"><text:s text:c="12"/>if (reader.name() == "message") {</text:p>
      <text:p text:style-name="P5"><text:s text:c="16"/>data-&gt;type = AbstractXmlData::Message;</text:p>
      <text:p text:style-name="P5"><text:s text:c="16"/>data-&gt;message = reader.readElementText();</text:p>
      <text:p text:style-name="P5"><text:s text:c="16"/>break;</text:p>
      <text:p text:style-name="P5"><text:s text:c="12"/>} else {</text:p>
      <text:p text:style-name="P5"><text:s text:c="16"/>data-&gt;type = AbstractXmlData::Error;</text:p>
      <text:p text:style-name="P5"><text:s text:c="16"/>break;</text:p>
      <text:p text:style-name="P5"><text:s text:c="12"/>}</text:p>
      <text:p text:style-name="P5"><text:s text:c="8"/>}</text:p>
      <text:p text:style-name="P5"><text:s text:c="8"/>else {</text:p>
      <text:p text:style-name="P5"><text:s text:c="12"/>reader.readNext();</text:p>
      <text:p text:style-name="P5"><text:s text:c="8"/>}</text:p>
      <text:p text:style-name="P5"><text:s text:c="4"/>}</text:p>
      <text:p text:style-name="P5"><text:s text:c="4"/>return data;</text:p>
      <text:p text:style-name="P5">}</text:p>
      <text:p text:style-name="P6">5.6.4 Transfer XML Parser</text:p>
      <text:p text:style-name="P5"/>
      <text:p text:style-name="P5">QString TransferXmlParser::composeXml (AbstractXmlData* data)</text:p>
      <text:p text:style-name="P5">{</text:p>
      <text:p text:style-name="P5"><text:s text:c="4"/>TransferXmlData *tdata = static_cast&lt;TransferXmlData*&gt; (data);</text:p>
      <text:p text:style-name="P5"><text:s text:c="4"/>QString xml;</text:p>
      <text:p text:style-name="P5"><text:s text:c="4"/>QXmlStreamWriter writer (&amp;xml);</text:p>
      <text:p text:style-name="P5"><text:s text:c="4"/>writer.setAutoFormatting (true);</text:p>
      <text:p text:style-name="P5"><text:s text:c="4"/>writer.writeStartDocument();</text:p>
      <text:p text:style-name="P5"><text:s text:c="4"/>writer.writeStartElement ("transfer");</text:p>
      <text:p text:style-name="P5"><text:s text:c="4"/>writer.writeAttribute("size", QString::number(tdata-&gt;totalSize));</text:p>
      <text:p text:style-name="P5"><text:s text:c="4"/>writer.writeAttribute("files", QString::number(tdata-&gt;totalNumFiles));</text:p>
      <text:p text:style-name="P5"><text:s text:c="4"/>writer.writeAttribute("dirs", QString::number(tdata-&gt;totalNumDirs));</text:p>
      <text:p text:style-name="P5"><text:s text:c="4"/>writer.writeAttribute("isSearchResponse", tdata-&gt;isSearchResponse ? s_true : s_false);</text:p>
      <text:p text:style-name="P5"><text:s text:c="4"/>writer.writeAttribute("id", tdata-&gt;id);</text:p>
      <text:p text:style-name="P5"/>
      <text:p text:style-name="P5"><text:s text:c="4"/>foreach (QString itemName, tdata-&gt;items) {</text:p>
      <text:p text:style-name="P5"><text:s text:c="8"/>writer.writeStartElement ("item");</text:p>
      <text:p text:style-name="P5"><text:s text:c="8"/>writer.writeAttribute ("name", itemName);</text:p>
      <text:p text:style-name="P5"><text:s text:c="8"/>writer.writeEndElement();</text:p>
      <text:p text:style-name="P5"><text:s text:c="4"/>}</text:p>
      <text:p text:style-name="P5"/>
      <text:p text:style-name="P5"><text:s text:c="4"/>foreach (Kapotah::TransferFile file, tdata-&gt;files) {</text:p>
      <text:p text:style-name="P5"><text:s text:c="8"/>writer.writeStartElement ("file");</text:p>
      <text:p text:style-name="P5"><text:s text:c="8"/>writer.writeAttribute ("id", file.id);</text:p>
      <text:p text:style-name="P5"><text:s text:c="8"/>writer.writeAttribute ("path", file.path);</text:p>
      <text:p text:style-name="P5"><text:s text:c="8"/>writer.writeAttribute ("size", QString::number (file.size));</text:p>
      <text:p text:style-name="P5"><text:s text:c="8"/>writer.writeEndElement();</text:p>
      <text:p text:style-name="P5"><text:s text:c="4"/>}</text:p>
      <text:p text:style-name="P5"/>
      <text:p text:style-name="P5"><text:s text:c="4"/>writer.writeEndElement();</text:p>
      <text:p text:style-name="P5"><text:s text:c="4"/>writer.writeEndDocument();</text:p>
      <text:p text:style-name="P5"><text:s text:c="4"/>return xml;</text:p>
      <text:p text:style-name="P5">}</text:p>
      <text:p text:style-name="P5"/>
      <text:p text:style-name="P5">AbstractXmlData* TransferXmlParser::parseXml (const QString&amp; xml)</text:p>
      <text:p text:style-name="P5">{</text:p>
      <text:p text:style-name="P5"><text:s text:c="4"/>QXmlStreamReader reader (xml);</text:p>
      <text:p text:style-name="P5"><text:s text:c="4"/>reader.readNext();</text:p>
      <text:p text:style-name="P5"/>
      <text:p text:style-name="P5"><text:s text:c="4"/>TransferXmlData *data = new TransferXmlData;</text:p>
      <text:p text:style-name="P5"><text:s text:c="4"/>data-&gt;type = AbstractXmlData::Error;</text:p>
      <text:p text:style-name="P5"/>
      <text:p text:style-name="P5"><text:s text:c="4"/>while (!reader.atEnd()) {</text:p>
      <text:p text:style-name="P5"><text:s text:c="8"/>if (reader.isStartElement()) {</text:p>
      <text:p text:style-name="P5"><text:s text:c="12"/>if (reader.name() == "transfer") {</text:p>
      <text:p text:style-name="P5"><text:s text:c="16"/>data-&gt;type = AbstractXmlData::Transfer;</text:p>
      <text:p text:style-name="P5"><text:s text:c="16"/>data-&gt;files.clear();</text:p>
      <text:p text:style-name="P5"><text:s text:c="16"/>data-&gt;totalSize = reader.attributes().value ("size").toString().toULongLong();</text:p>
      <text:p text:style-name="P5"><text:s text:c="16"/>data-&gt;totalNumFiles = reader.attributes().value ("files").toString().toULongLong();</text:p>
      <text:p text:style-name="P5"><text:s text:c="16"/>data-&gt;totalNumDirs = reader.attributes().value ("dirs").toString().toULongLong();</text:p>
      <text:p text:style-name="P5"><text:s text:c="16"/>data-&gt;isSearchResponse =</text:p>
      <text:p text:style-name="P5"><text:s text:c="20"/>reader.attributes().value("isSearchResponse").toString() == s_true ? true : false;</text:p>
      <text:p text:style-name="P5"><text:s text:c="16"/>data-&gt;id = reader.attributes().value("id").toString();</text:p>
      <text:p text:style-name="P5"><text:s text:c="16"/>reader.readNext();</text:p>
      <text:p text:style-name="P5"/>
      <text:p text:style-name="P5"><text:s text:c="16"/>while (!reader.atEnd()) {</text:p>
      <text:p text:style-name="P5"><text:soft-page-break/><text:s text:c="20"/>if (reader.isStartElement()) {</text:p>
      <text:p text:style-name="P5"><text:s text:c="24"/>if (reader.name() == "file") {</text:p>
      <text:p text:style-name="P5"><text:s text:c="28"/>Kapotah::TransferFile file = { reader.attributes().value ("id").toString(),</text:p>
      <text:p text:style-name="P5"><text:s text:c="59"/>reader.attributes().value ("path").toString(),</text:p>
      <text:p text:style-name="P5"><text:s text:c="59"/>reader.attributes().value ("size").toString().toULongLong()</text:p>
      <text:p text:style-name="P5"><text:s text:c="57"/>};</text:p>
      <text:p text:style-name="P5"><text:s text:c="28"/>data-&gt;files.append (file);</text:p>
      <text:p text:style-name="P5"><text:s text:c="24"/>} else if (reader.name() == "item") {</text:p>
      <text:p text:style-name="P5"><text:s text:c="28"/>QString itemName = reader.attributes().value("name").toString();</text:p>
      <text:p text:style-name="P5"><text:s text:c="28"/>data-&gt;items.append(itemName);</text:p>
      <text:p text:style-name="P5"><text:s text:c="24"/>}</text:p>
      <text:p text:style-name="P5"><text:s text:c="20"/>} else {</text:p>
      <text:p text:style-name="P5"><text:s text:c="24"/>if (reader.name() == "transfer") {</text:p>
      <text:p text:style-name="P5"><text:s text:c="28"/>return data;</text:p>
      <text:p text:style-name="P5"><text:s text:c="24"/>}</text:p>
      <text:p text:style-name="P5"><text:s text:c="20"/>}</text:p>
      <text:p text:style-name="P5"><text:s text:c="20"/>reader.readNext();</text:p>
      <text:p text:style-name="P5"><text:s text:c="16"/>}</text:p>
      <text:p text:style-name="P5"><text:s text:c="16"/>break;</text:p>
      <text:p text:style-name="P5"><text:s text:c="12"/>}</text:p>
      <text:p text:style-name="P5"><text:s text:c="8"/>} else {</text:p>
      <text:p text:style-name="P5"><text:s text:c="12"/>reader.readNext();</text:p>
      <text:p text:style-name="P5"><text:s text:c="8"/>}</text:p>
      <text:p text:style-name="P5"><text:s text:c="4"/>}</text:p>
      <text:p text:style-name="P5"/>
      <text:p text:style-name="P5"><text:s text:c="4"/>return data;</text:p>
      <text:p text:style-name="P5">}</text:p>
      <text:p text:style-name="P5"/>
      <text:p text:style-name="P6">5.6.5 Peer Status XML Parser</text:p>
      <text:p text:style-name="P5"/>
      <text:p text:style-name="P5">AbstractXmlData* PeerStatusXmlParser::parseXml (const QString&amp; xml)</text:p>
      <text:p text:style-name="P5">{</text:p>
      <text:p text:style-name="P5"><text:s text:c="4"/>QXmlStreamReader reader(xml);</text:p>
      <text:p text:style-name="P5"><text:s text:c="4"/>reader.readNext();</text:p>
      <text:p text:style-name="P5"/>
      <text:p text:style-name="P5"><text:s text:c="4"/>PeerStatusXmlData *data = new PeerStatusXmlData;</text:p>
      <text:p text:style-name="P5"><text:s text:c="4"/>data-&gt;type = AbstractXmlData::Error;</text:p>
      <text:p text:style-name="P5"/>
      <text:p text:style-name="P5"><text:s text:c="4"/>while (!reader.atEnd()) {</text:p>
      <text:p text:style-name="P5"><text:s text:c="8"/>if (reader.isStartElement()) {</text:p>
      <text:p text:style-name="P5"><text:s text:c="12"/>if (reader.name() == "peerStatus") {</text:p>
      <text:p text:style-name="P5"><text:s text:c="16"/>data-&gt;type = AbstractXmlData::PeerStatus;</text:p>
      <text:p text:style-name="P5"><text:s text:c="16"/>if(reader.attributes().value("isTyping")=="true") {</text:p>
      <text:p text:style-name="P5"><text:s text:c="20"/>data-&gt;isTyping = true;</text:p>
      <text:p text:style-name="P5"><text:s text:c="16"/>} else {</text:p>
      <text:p text:style-name="P5"><text:s text:c="20"/>data-&gt;isTyping = false;</text:p>
      <text:p text:style-name="P5"><text:s text:c="16"/>}</text:p>
      <text:p text:style-name="P5"><text:s text:c="16"/>break;</text:p>
      <text:p text:style-name="P5"><text:s text:c="12"/>}</text:p>
      <text:p text:style-name="P5"><text:s text:c="12"/>data-&gt;type = AbstractXmlData::Error;</text:p>
      <text:p text:style-name="P5"><text:s text:c="12"/>break;</text:p>
      <text:p text:style-name="P5"><text:s text:c="8"/>}</text:p>
      <text:p text:style-name="P5"><text:s text:c="8"/>else {</text:p>
      <text:p text:style-name="P5"><text:s text:c="12"/>reader.readNext();</text:p>
      <text:p text:style-name="P5"><text:s text:c="8"/>}</text:p>
      <text:p text:style-name="P5"><text:s text:c="4"/>}</text:p>
      <text:p text:style-name="P5"><text:s text:c="4"/>return data;</text:p>
      <text:p text:style-name="P5">}</text:p>
      <text:p text:style-name="P5"/>
      <text:p text:style-name="P5">5.6.6 Search XML Parser</text:p>
      <text:p text:style-name="P5"/>
      <text:p text:style-name="P5">AbstractXmlData* SearchXmlParser::parseXml(const QString&amp; xml)</text:p>
      <text:p text:style-name="P5">{</text:p>
      <text:p text:style-name="P5"><text:s text:c="4"/>QXmlStreamReader reader(xml);</text:p>
      <text:p text:style-name="P5"><text:s text:c="4"/>reader.readNext();</text:p>
      <text:p text:style-name="P5"/>
      <text:p text:style-name="P5"><text:s text:c="4"/>SearchXmlData *data = new SearchXmlData;</text:p>
      <text:p text:style-name="P5"><text:s text:c="4"/>data-&gt;type = AbstractXmlData::Error;</text:p>
      <text:p text:style-name="P5"/>
      <text:p text:style-name="P5"><text:s text:c="4"/>while (!reader.atEnd()) {</text:p>
      <text:p text:style-name="P5"><text:s text:c="8"/>if (reader.isStartElement()) {</text:p>
      <text:p text:style-name="P5"><text:s text:c="12"/>if (reader.name() == "search") {</text:p>
      <text:p text:style-name="P5"><text:s text:c="16"/>data-&gt;type = AbstractXmlData::Search;</text:p>
      <text:p text:style-name="P5"><text:s text:c="16"/>data-&gt;pattern = reader.attributes().value ("pattern").toString();</text:p>
      <text:p text:style-name="P5"><text:s text:c="16"/>break;</text:p>
      <text:p text:style-name="P5"><text:s text:c="12"/>}</text:p>
      <text:p text:style-name="P5"><text:s text:c="12"/>data-&gt;type = AbstractXmlData::Error;</text:p>
      <text:p text:style-name="P5"><text:s text:c="12"/>break;</text:p>
      <text:p text:style-name="P5"><text:s text:c="8"/>} else {</text:p>
      <text:p text:style-name="P5"><text:s text:c="12"/>reader.readNext();</text:p>
      <text:p text:style-name="P5"><text:s text:c="8"/>}</text:p>
      <text:p text:style-name="P5"><text:s text:c="4"/>}</text:p>
      <text:p text:style-name="P5"><text:s text:c="4"/>return data;</text:p>
      <text:p text:style-name="P5">}</text:p>
      <text:p text:style-name="P6">5.6.7 Transfer Status XML Parser</text:p>
      <text:p text:style-name="P5"/>
      <text:p text:style-name="P5">AbstractXmlData* TransferStatusXmlParser::parseXml(const QString&amp; xml)</text:p>
      <text:p text:style-name="P5">{</text:p>
      <text:p text:style-name="P5"><text:s text:c="4"/>QXmlStreamReader reader(xml);</text:p>
      <text:p text:style-name="P5"><text:s text:c="4"/>reader.readNext();</text:p>
      <text:p text:style-name="P5"/>
      <text:p text:style-name="P5"><text:s text:c="4"/>TransferStatusXmlData *data = new TransferStatusXmlData;</text:p>
      <text:p text:style-name="P5"><text:s text:c="4"/>data-&gt;type = AbstractXmlData::Error;</text:p>
      <text:p text:style-name="P5"/>
      <text:p text:style-name="P5"><text:s text:c="4"/>while (!reader.atEnd()) {</text:p>
      <text:p text:style-name="P5"><text:s text:c="8"/>if (reader.isStartElement()) {</text:p>
      <text:p text:style-name="P5"><text:s text:c="12"/>if (reader.name() == "transferStatus") {</text:p>
      <text:p text:style-name="P5"><text:s text:c="16"/>data-&gt;type = AbstractXmlData::TransferStatus;</text:p>
      <text:p text:style-name="P5"><text:s text:c="16"/>data-&gt;id = reader.attributes().value ("id").toString();</text:p>
      <text:p text:style-name="P5"><text:s text:c="16"/>data-&gt;bytesDone = reader.attributes().value ("bytesDone").toString().toULongLong();</text:p>
      <text:p text:style-name="P5"><text:s text:c="16"/>data-&gt;total = reader.attributes().value ("total").toString().toULongLong();</text:p>
      <text:p text:style-name="P5"><text:s text:c="16"/>data-&gt;speed = reader.attributes().value ("speed").toString().toULongLong();</text:p>
      <text:p text:style-name="P5"><text:s text:c="16"/>break;</text:p>
      <text:p text:style-name="P5"><text:s text:c="12"/>}</text:p>
      <text:p text:style-name="P5"><text:s text:c="12"/>data-&gt;type = AbstractXmlData::Error;</text:p>
      <text:p text:style-name="P5"><text:s text:c="12"/>break;</text:p>
      <text:p text:style-name="P5"><text:s text:c="8"/>} else {</text:p>
      <text:p text:style-name="P5"><text:s text:c="12"/>reader.readNext();</text:p>
      <text:p text:style-name="P5"><text:s text:c="8"/>}</text:p>
      <text:p text:style-name="P5"><text:s text:c="4"/>}</text:p>
      <text:p text:style-name="P5"><text:s text:c="4"/>return data;</text:p>
      <text:p text:style-name="P5">}</text:p>
      <text:p text:style-name="P6">5.7 GUI Modules</text:p>
      <text:p text:style-name="P5"/>
      <text:p text:style-name="P5">5.7.1 Peer Dialog</text:p>
      <text:p text:style-name="P5"/>
      <text:p text:style-name="P5">ChatDialog* PeerDialog::createChatDialog (QModelIndex index)</text:p>
      <text:p text:style-name="P5">{</text:p>
      <text:p text:style-name="P5"><text:s text:c="4"/>PeersModel *model = PeerManager::instance()-&gt;peersModel();</text:p>
      <text:p text:style-name="P5"><text:s text:c="4"/>if (m_openChatDialogs.contains(model-&gt;data(index, PeersModel::ipAddressRole).toString())) {</text:p>
      <text:p text:style-name="P5"><text:s text:c="8"/>return m_openChatDialogs[model-&gt;data(index, PeersModel::ipAddressRole).toString()];</text:p>
      <text:p text:style-name="P5"><text:s text:c="4"/>} else {</text:p>
      <text:p text:style-name="P5"><text:s text:c="8"/>ChatDialog *chatDlg = new ChatDialog(index);</text:p>
      <text:p text:style-name="P5"><text:s text:c="8"/>m_openChatDialogs.insert(model-&gt;data(index, PeersModel::ipAddressRole).toString(), chatDlg);</text:p>
      <text:p text:style-name="P5"><text:s text:c="8"/>return chatDlg;</text:p>
      <text:p text:style-name="P5"><text:s text:c="4"/>}</text:p>
      <text:p text:style-name="P5">}</text:p>
      <text:p text:style-name="P5"/>
      <text:p text:style-name="P5">void PeerDialog::showChatDialogOnIncomingMessage (QString message, QHostAddress peerAddress)</text:p>
      <text:p text:style-name="P5">{</text:p>
      <text:p text:style-name="P5"><text:s text:c="4"/>PeersModel *model = PeerManager::instance()-&gt;peersModel();</text:p>
      <text:p text:style-name="P5"/>
      <text:p text:style-name="P5"><text:s text:c="4"/>if (!m_openChatDialogs.contains(peerAddress.toString())) {</text:p>
      <text:p text:style-name="P5"><text:s text:c="8"/>QModelIndexList list = model-&gt;match(model-&gt;index(0), PeersModel::ipAddressRole, peerAddress.toString());</text:p>
      <text:p text:style-name="P5"/>
      <text:p text:style-name="P5"><text:s text:c="8"/>if (list.count() == 0) {</text:p>
      <text:p text:style-name="P5"><text:s text:c="12"/>qDebug() &lt;&lt; "NOOOO! someone sent message after being offline, huh?";</text:p>
      <text:p text:style-name="P5"><text:s text:c="8"/>} else {</text:p>
      <text:p text:style-name="P5"><text:s text:c="12"/>createChatDialog(list.at(0))-&gt;displayRecievedMessage(message, peerAddress);</text:p>
      <text:p text:style-name="P5"><text:s text:c="8"/>}</text:p>
      <text:p text:style-name="P5"><text:s text:c="4"/>}</text:p>
      <text:p text:style-name="P5">}</text:p>
      <text:p text:style-name="P5"/>
      <text:p text:style-name="P5">void PeerDialog::askUserForNewAdditionalSubnet()</text:p>
      <text:p text:style-name="P5">{</text:p>
      <text:p text:style-name="P5"><text:s text:c="4"/>QString newSubnet = QInputDialog::getText(this, "Enter new subnet", "Enter new subnet");</text:p>
      <text:p text:style-name="P5"><text:s text:c="4"/>if (newSubnet.isEmpty())</text:p>
      <text:p text:style-name="P5"><text:s text:c="8"/>return;</text:p>
      <text:p text:style-name="P5"/>
      <text:p text:style-name="P5"><text:s text:c="4"/>addBroadcastAddress(newSubnet);</text:p>
      <text:p text:style-name="P5">}</text:p>
      <text:p text:style-name="P5"/>
      <text:p text:style-name="P5">void PeerDialog::addBroadcastAddress(const QString&amp; address)</text:p>
      <text:p text:style-name="P5">{</text:p>
      <text:p text:style-name="P5"><text:s text:c="4"/>if (ui.subnetsListWidget-&gt;findItems(address, Qt::MatchExactly).count())</text:p>
      <text:p text:style-name="P5"><text:s text:c="8"/>return;</text:p>
      <text:p text:style-name="P5"><text:s text:c="4"/>ui.subnetsListWidget-&gt;addItem(new QListWidgetItem(QIcon(":/images/peer.png"), address));</text:p>
      <text:p text:style-name="P5"><text:s text:c="4"/>Kapotah::Announcer::instance()-&gt;addAdditionalBroadcastAddress(QHostAddress(address));</text:p>
      <text:p text:style-name="P5">}</text:p>
      <text:p text:style-name="P5"/>
      <text:p text:style-name="P5">void PeerDialog::appendDebugMessage(const QString&amp; sender, const QString&amp; message)</text:p>
      <text:p text:style-name="P5">{</text:p>
      <text:p text:style-name="P5"><text:s text:c="4"/>int rows = ui.debugTable-&gt;rowCount();</text:p>
      <text:p text:style-name="P5"><text:soft-page-break/><text:s text:c="4"/>QTableWidgetItem *item = new QTableWidgetItem(sender);</text:p>
      <text:p text:style-name="P5"><text:s text:c="4"/>ui.debugTable-&gt;insertRow(rows);</text:p>
      <text:p text:style-name="P5"><text:s text:c="4"/>ui.debugTable-&gt;setItem(rows, 0, item);</text:p>
      <text:p text:style-name="P5"><text:s text:c="4"/>item = new QTableWidgetItem(message);</text:p>
      <text:p text:style-name="P5"><text:s text:c="4"/>ui.debugTable-&gt;setItem(rows, 1, item);</text:p>
      <text:p text:style-name="P5">}</text:p>
      <text:p text:style-name="P5"/>
      <text:p text:style-name="P5">PeerDialog::~PeerDialog()</text:p>
      <text:p text:style-name="P5">{</text:p>
      <text:p text:style-name="P5"><text:s text:c="4"/>//Save settings</text:p>
      <text:p text:style-name="P5"><text:s text:c="4"/>QSettings settings;</text:p>
      <text:p text:style-name="P5"/>
      <text:p text:style-name="P5"><text:s text:c="4"/>QVariantList list;</text:p>
      <text:p text:style-name="P5"><text:s text:c="4"/>foreach (QListWidgetItem *item, ui.subnetsListWidget-&gt;findItems("", Qt::MatchContains).toSet()) {</text:p>
      <text:p text:style-name="P5"><text:s text:c="8"/>list &lt;&lt; item-&gt;text();</text:p>
      <text:p text:style-name="P5"><text:s text:c="4"/>}</text:p>
      <text:p text:style-name="P5"><text:s text:c="4"/>settings.setValue("SubnetsList", list);</text:p>
      <text:p text:style-name="P5"><text:s text:c="4"/></text:p>
      <text:p text:style-name="P5"><text:s text:c="4"/>if (!ui.nameEdit-&gt;text().isEmpty())</text:p>
      <text:p text:style-name="P5"><text:s text:c="8"/>settings.setValue("username", ui.nameEdit-&gt;text());</text:p>
      <text:p text:style-name="P5">}</text:p>
      <text:p text:style-name="P6">5.7.2 Transfer Widget</text:p>
      <text:p text:style-name="P5"/>
      <text:p text:style-name="P5">void TransferWidget::startTransfer()</text:p>
      <text:p text:style-name="P5">{</text:p>
      <text:p text:style-name="P5"><text:s text:c="4"/>if (m_transferStarted) {</text:p>
      <text:p text:style-name="P5"><text:s text:c="8"/>m_transfer-&gt;stop();</text:p>
      <text:p text:style-name="P5"><text:s text:c="8"/>deleteLater();</text:p>
      <text:p text:style-name="P5"><text:s text:c="4"/>} else {</text:p>
      <text:p text:style-name="P5"><text:s text:c="8"/>m_transfer-&gt;start();</text:p>
      <text:p text:style-name="P5"><text:s text:c="4"/>}</text:p>
      <text:p text:style-name="P5">}</text:p>
      <text:p text:style-name="P5"/>
      <text:p text:style-name="P5">void TransferWidget::transferFinished()</text:p>
      <text:p text:style-name="P5">{</text:p>
      <text:p text:style-name="P5"><text:s text:c="4"/>m_peerLabel-&gt;setText("FINISHED");</text:p>
      <text:p text:style-name="P5"><text:s text:c="4"/>m_progress-&gt;setValue(m_progress-&gt;maximum());</text:p>
      <text:p text:style-name="P5">}</text:p>
      <text:p text:style-name="P5"/>
      <text:p text:style-name="P5">void TransferWidget::transferNeedsDestinationDir()</text:p>
      <text:p text:style-name="P5">{</text:p>
      <text:p text:style-name="P5"><text:s text:c="4"/>QString dirname = QFileDialog::getExistingDirectory(this, "Select a dir");</text:p>
      <text:p text:style-name="P5"><text:s text:c="4"/>if (dirname.isEmpty())</text:p>
      <text:p text:style-name="P5"><text:s text:c="8"/>return;</text:p>
      <text:p text:style-name="P5"><text:s text:c="4"/>m_transferStarted = true;</text:p>
      <text:p text:style-name="P5"><text:s text:c="4"/>m_startStop-&gt;setIcon(QIcon(":/images/dialog-close.png"));</text:p>
      <text:p text:style-name="P5"><text:s text:c="4"/>m_incomingTransfer-&gt;setDestinationDir(dirname);</text:p>
      <text:p text:style-name="P5"><text:s text:c="4"/>m_transfer-&gt;start();</text:p>
      <text:p text:style-name="P5">}</text:p>
      <text:p text:style-name="P5"/>
      <text:p text:style-name="P5">void TransferWidget::updateProgress (quint64 done, quint64 total, quint32 speed)</text:p>
      <text:p text:style-name="P5">{</text:p>
      <text:p text:style-name="P5"><text:s text:c="4"/>m_progress-&gt;setValue(done*100/total);</text:p>
      <text:p text:style-name="P5"><text:s text:c="4"/>m_progressLabel-&gt;setText(QString("%1B of %2B done at %3B/s").arg(Kapotah::humanReadableNumber(done))</text:p>
      <text:p text:style-name="P5"><text:s text:c="32"/>.arg(Kapotah::humanReadableNumber(total)).arg(Kapotah::humanReadableNumber(speed)));</text:p>
      <text:p text:style-name="P5">}</text:p>
      <text:p text:style-name="P6">5.7.3 Notifications Module</text:p>
      <text:p text:style-name="P5"/>
      <text:p text:style-name="P5">NotificationItemWidget::NotificationItemWidget (const NotificationData notificationData,</text:p>
      <text:p text:style-name="P5"><text:s text:c="48"/>QWidget* parent, Qt::WindowFlags f) : QWidget (parent, f),</text:p>
      <text:p text:style-name="P5"><text:s text:c="48"/>m_data(notificationData)</text:p>
      <text:p text:style-name="P5">{</text:p>
      <text:p text:style-name="P5"><text:s text:c="4"/>ui.setupUi(this);</text:p>
      <text:p text:style-name="P5"><text:s text:c="4"/>updateItem();</text:p>
      <text:p text:style-name="P5"/>
      <text:p text:style-name="P5"><text:s text:c="4"/>if (m_data.handler) {</text:p>
      <text:p text:style-name="P5"><text:s text:c="8"/>connect(ui.notificationMessage, SIGNAL(clicked()), m_data.handler, SLOT(notificationActivated()));</text:p>
      <text:p text:style-name="P5"><text:s text:c="4"/>}</text:p>
      <text:p text:style-name="P5"/>
      <text:p text:style-name="P5"><text:s text:c="4"/>connect(ui.notificationMessage, SIGNAL(clicked()), this, SLOT(closeNotification()));</text:p>
      <text:p text:style-name="P5">}</text:p>
      <text:p text:style-name="P5"/>
      <text:p text:style-name="P5">QToolButton* NotificationItemWidget::activateButton()</text:p>
      <text:p text:style-name="P5">{</text:p>
      <text:p text:style-name="P5"><text:s text:c="4"/>return ui.notificationMessage;</text:p>
      <text:p text:style-name="P5">}</text:p>
      <text:p text:style-name="P5"/>
      <text:p text:style-name="P5">void NotificationItemWidget::setNotificationData (const NotificationData&amp; data)</text:p>
      <text:p text:style-name="P5">{</text:p>
      <text:p text:style-name="P5"><text:s text:c="4"/>m_data = data;</text:p>
      <text:p text:style-name="P5"><text:s text:c="4"/>updateItem();</text:p>
      <text:p text:style-name="P5">}</text:p>
      <text:p text:style-name="P5"/>
      <text:p text:style-name="P5">void NotificationItemWidget::updateItem()</text:p>
      <text:p text:style-name="P5">{</text:p>
      <text:p text:style-name="P5"><text:s text:c="4"/>ui.notificationMessage-&gt;setText(m_data.message);</text:p>
      <text:p text:style-name="P5"><text:s text:c="4"/>ui.notificationMessage-&gt;setIcon(m_data.icon);</text:p>
      <text:p text:style-name="P5">}</text:p>
      <text:p text:style-name="P5"/>
      <text:p text:style-name="P5">void NotificationItemWidget::closeNotification()</text:p>
      <text:p text:style-name="P5">{</text:p>
      <text:p text:style-name="P5"><text:s text:c="4"/>deleteLater()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odyText" style:family="paragraph" style:parent-style-name="Standard">
      <style:paragraph-properties fo:margin-top="0.0209in" fo:margin-bottom="0.0417in" fo:text-align="justify" style:justify-single-word="false"/>
      <style:text-properties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21:35:33</meta:creation-date>
    <dc:date>2011-05-14T19:01:49</dc:date>
    <meta:editing-duration>PT1H41M7S</meta:editing-duration>
    <meta:editing-cycles>36</meta:editing-cycles>
    <meta:generator>LibreOffice/3.3$Linux LibreOffice_project/330m19$Build-202</meta:generator>
    <meta:document-statistic meta:table-count="0" meta:image-count="0" meta:object-count="0" meta:page-count="29" meta:paragraph-count="1030" meta:word-count="2730" meta:character-count="34656"/>
  </office:meta>
</office:document-meta>
</file>